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svg:stroke-color="#000000" draw:marker-start="" draw:marker-start-width="0.228cm" draw:marker-start-center="true" draw:marker-end="Arrow" draw:marker-end-width="0.228cm" draw:marker-end-center="false" draw:fill="none" draw:textarea-horizontal-align="center" fo:padding-top="0.05cm" fo:padding-bottom="0.05cm" fo:padding-left="0.076cm" fo:padding-right="0.076cm"/>
    </style:style>
    <style:style style:name="gr2" style:family="graphic" style:parent-style-name="objectwithoutfill">
      <style:graphic-properties svg:stroke-color="#000000" draw:marker-end="Arrow" draw:marker-end-width="0.152cm" draw:marker-end-center="true" draw:fill="none" draw:textarea-horizontal-align="center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0.684cm"/>
    </style:style>
    <style:style style:name="gr4" style:family="graphic" style:parent-style-name="standard">
      <style:graphic-properties svg:stroke-width="0.051cm" draw:marker-start-width="0.376cm" draw:marker-end-width="0.376cm" draw:fill="solid" draw:fill-color="#ffff99" draw:textarea-horizontal-align="center" fo:padding-top="0.15cm" fo:padding-bottom="0.15cm" fo:padding-left="0.175cm" fo:padding-right="0.175cm"/>
    </style:style>
    <style:style style:name="gr5" style:family="graphic" style:parent-style-name="standard">
      <style:graphic-properties draw:textarea-horizontal-align="center"/>
    </style:style>
    <style:style style:name="gr6" style:family="graphic" style:parent-style-name="objectwithoutfill">
      <style:graphic-properties svg:stroke-width="0.051cm" svg:stroke-color="#000000" draw:marker-start-width="0.376cm" draw:marker-end="Arrow" draw:marker-end-width="0.228cm" draw:marker-end-center="true" draw:fill="none" draw:textarea-horizontal-align="center" fo:padding-top="0.05cm" fo:padding-bottom="0.05cm" fo:padding-left="0.076cm" fo:padding-right="0.076cm"/>
    </style:style>
    <style:style style:name="gr7" style:family="graphic" style:parent-style-name="standard">
      <style:graphic-properties svg:stroke-width="0.051cm" draw:marker-start-width="0.376cm" draw:marker-end-width="0.376cm" draw:fill="solid" draw:fill-color="#cccccc" draw:textarea-horizontal-align="center" fo:padding-top="0.15cm" fo:padding-bottom="0.15cm" fo:padding-left="0.175cm" fo:padding-right="0.175cm"/>
    </style:style>
    <style:style style:name="gr8" style:family="graphic" style:parent-style-name="objectwithoutfill">
      <style:graphic-properties svg:stroke-width="0.051cm" svg:stroke-color="#000000" draw:marker-start="Arrow" draw:marker-start-width="0.228cm" draw:marker-start-center="true" draw:marker-end="" draw:marker-end-width="0.228cm" draw:marker-end-center="true" draw:fill="none" draw:textarea-horizontal-align="center" fo:padding-top="0.05cm" fo:padding-bottom="0.05cm" fo:padding-left="0.076cm" fo:padding-right="0.076cm"/>
    </style:style>
    <style:style style:name="gr9" style:family="graphic" style:parent-style-name="objectwithoutfill">
      <style:graphic-properties svg:stroke-width="0.05cm" draw:marker-start-width="0.45cm" draw:marker-end="Arrow" draw:marker-end-width="0.228cm" draw:marker-end-center="true" draw:fill="none" draw:textarea-horizontal-align="center" fo:padding-top="0.05cm" fo:padding-bottom="0.05cm" fo:padding-left="0.076cm" fo:padding-right="0.076cm"/>
    </style:style>
    <style:style style:name="gr10" style:family="graphic" style:parent-style-name="standard">
      <style:graphic-properties draw:stroke="solid" draw:fill="solid" draw:fill-color="#ffffff" draw:textarea-horizontal-align="center"/>
    </style:style>
    <style:style style:name="gr11" style:family="graphic" style:parent-style-name="objectwithoutfill">
      <style:graphic-properties draw:marker-start="" draw:marker-start-width="0.152cm" draw:marker-start-center="true" draw:marker-end="Arrow" draw:marker-end-width="0.152cm" draw:marker-end-center="true" draw:fill="none" draw:textarea-horizontal-align="center"/>
    </style:style>
    <style:style style:name="gr12" style:family="graphic" style:parent-style-name="objectwithoutfill">
      <style:graphic-properties draw:marker-start="Arrow" draw:marker-start-width="0.152cm" draw:marker-start-center="true" draw:marker-end="" draw:marker-end-width="0.152cm" draw:marker-end-center="true" draw:fill="none" draw:textarea-horizontal-align="center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1.391cm"/>
    </style:style>
    <style:style style:name="gr14" style:family="graphic" style:parent-style-name="objectwithoutfill">
      <style:graphic-properties svg:stroke-width="0.051cm" svg:stroke-color="#000000" draw:marker-start="" draw:marker-start-width="0.228cm" draw:marker-start-center="true" draw:marker-end="Arrow" draw:marker-end-width="0.228cm" draw:marker-end-center="true" draw:fill="none" draw:textarea-horizontal-align="center" fo:padding-top="0.05cm" fo:padding-bottom="0.05cm" fo:padding-left="0.076cm" fo:padding-right="0.076cm"/>
    </style:style>
    <style:style style:name="gr15" style:family="graphic" style:parent-style-name="standard">
      <style:graphic-properties svg:stroke-color="#000000" draw:textarea-horizontal-align="center"/>
    </style:style>
    <style:style style:name="gr16" style:family="graphic" style:parent-style-name="objectwithoutfill">
      <style:graphic-properties svg:stroke-color="#000000" draw:marker-start="Arrow" draw:marker-start-width="0.152cm" draw:marker-start-center="true" draw:marker-end="" draw:marker-end-width="0.152cm" draw:marker-end-center="true" draw:fill="none" draw:textarea-horizontal-align="center"/>
    </style:style>
    <style:style style:name="gr17" style:family="graphic" style:parent-style-name="objectwithoutfill">
      <style:graphic-properties svg:stroke-width="0.05cm" svg:stroke-color="#000000" draw:marker-start-width="0.45cm" draw:marker-end="Arrow" draw:marker-end-width="0.302cm" draw:marker-end-center="true" draw:fill="none" draw:textarea-horizontal-align="center" fo:padding-top="0.05cm" fo:padding-bottom="0.05cm" fo:padding-left="0.076cm" fo:padding-right="0.076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798cm"/>
    </style:style>
    <style:style style:name="gr19" style:family="graphic" style:parent-style-name="standard">
      <style:graphic-properties draw:stroke="solid" draw:stroke-dash="Ultrafine_20_Dashed" svg:stroke-width="0.05cm" draw:marker-start-width="0.374cm" draw:marker-end-width="0.374cm" draw:fill="solid" draw:fill-color="#99ccff" draw:textarea-horizontal-align="center" fo:padding-top="0.15cm" fo:padding-bottom="0.15cm" fo:padding-left="0.175cm" fo:padding-right="0.175cm"/>
    </style:style>
    <style:style style:name="gr20" style:family="graphic" style:parent-style-name="standard">
      <style:graphic-properties draw:textarea-horizontal-align="center"/>
    </style:style>
    <style:style style:name="gr21" style:family="graphic" style:parent-style-name="standard">
      <style:graphic-properties draw:stroke="solid" draw:stroke-dash="Ultrafine_20_Dashed" svg:stroke-width="0.051cm" draw:marker-start-width="0.152cm" draw:marker-end-width="0.152cm" draw:fill="solid" draw:fill-color="#99ccff" draw:textarea-horizontal-align="center" fo:padding-top="0.15cm" fo:padding-bottom="0.15cm" fo:padding-left="0.175cm" fo:padding-right="0.175cm"/>
    </style:style>
    <style:style style:name="gr22" style:family="graphic" style:parent-style-name="standard">
      <style:graphic-properties draw:stroke="none" draw:stroke-dash="Ultrafine_20_Dashed" svg:stroke-width="0.051cm" draw:marker-start-width="0.152cm" draw:marker-end-width="0.152cm" draw:fill="none" draw:fill-color="#cccccc" draw:auto-grow-width="false" fo:min-height="1.7cm" fo:padding-top="0.15cm" fo:padding-bottom="0.15cm" fo:padding-left="0.175cm" fo:padding-right="0.175cm"/>
    </style:style>
    <style:style style:name="gr2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cm" fo:min-width="1.289cm" fo:padding-top="0.025cm" fo:padding-bottom="0.025cm" fo:padding-left="0.051cm" fo:padding-right="0.051cm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cm" fo:min-width="1.306cm" fo:padding-top="0.025cm" fo:padding-bottom="0.025cm" fo:padding-left="0.051cm" fo:padding-right="0.051cm"/>
    </style:style>
    <style:style style:name="gr2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27" style:family="graphic" style:parent-style-name="standard">
      <style:graphic-properties svg:stroke-color="#000000" draw:fill="solid" draw:fill-color="#ffffff" draw:textarea-horizontal-align="center"/>
    </style:style>
    <style:style style:name="gr28" style:family="graphic" style:parent-style-name="standard">
      <style:graphic-properties draw:fill="solid" draw:fill-color="#ffffff" draw:textarea-horizontal-align="center"/>
    </style:style>
    <style:style style:name="gr29" style:family="graphic" style:parent-style-name="standard">
      <style:graphic-properties draw:fill="solid" draw:fill-color="#cccccc" draw:textarea-horizontal-align="center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95cm" fo:min-width="1.303cm"/>
    </style:style>
    <style:style style:name="gr32" style:family="graphic" style:parent-style-name="standard">
      <style:graphic-properties draw:fill="solid" draw:fill-color="#ffffff" draw:textarea-horizontal-align="left" draw:textarea-vertical-align="top" draw:fit-to-size="false" fo:padding-top="0.178cm" draw:shadow="visible" draw:shadow-offset-x="0.102cm" draw:shadow-offset-y="0.102cm"/>
    </style:style>
    <style:style style:name="gr33" style:family="graphic" style:parent-style-name="standard">
      <style:graphic-properties draw:fill="solid" draw:fill-color="#ffff99" draw:textarea-horizontal-align="center"/>
    </style:style>
    <style:style style:name="gr34" style:family="graphic" style:parent-style-name="standard">
      <style:graphic-properties draw:stroke="none" draw:stroke-dash="Ultrafine_20_Dashed" svg:stroke-width="0.051cm" draw:marker-start-width="0.152cm" draw:marker-end-width="0.152cm" draw:fill="none" draw:fill-color="#cccccc" draw:auto-grow-width="false" fo:min-height="0.6cm" fo:padding-top="0.15cm" fo:padding-bottom="0.15cm" fo:padding-left="0.175cm" fo:padding-right="0.175cm"/>
    </style:style>
    <style:style style:name="gr35" style:family="graphic" style:parent-style-name="standard">
      <style:graphic-properties svg:stroke-width="0.05cm" draw:marker-start-width="0.45cm" draw:marker-end-width="0.45cm" draw:fill="solid" draw:fill-color="#99ccff" fo:min-height="0.525cm" fo:min-width="6.348cm" fo:padding-top="0.05cm" fo:padding-bottom="0.05cm" fo:padding-left="0.076cm" fo:padding-right="0.076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88cm" fo:min-width="1.34cm"/>
    </style:style>
    <style:style style:name="gr37" style:family="graphic" style:parent-style-name="objectwithoutfill">
      <style:graphic-properties draw:marker-end="Arrow" draw:marker-end-width="0.15cm" draw:fill="none" draw:textarea-horizontal-align="center"/>
    </style:style>
    <style:style style:name="gr38" style:family="graphic" style:parent-style-name="standard">
      <style:graphic-properties svg:stroke-width="0.051cm" draw:marker-start-width="0.376cm" draw:marker-end-width="0.376cm" draw:fill="solid" draw:fill-color="#ffff99" draw:textarea-horizontal-align="center" fo:padding-top="0.15cm" fo:padding-bottom="0.15cm" fo:padding-left="0.175cm" fo:padding-right="0.175cm"/>
    </style:style>
    <style:style style:name="gr39" style:family="graphic" style:parent-style-name="objectwithoutfill">
      <style:graphic-properties draw:marker-end="Arrow" draw:marker-end-width="0.15cm" draw:marker-end-center="true" draw:fill="none" draw:textarea-horizontal-align="center"/>
    </style:style>
    <style:style style:name="gr40" style:family="graphic" style:parent-style-name="standard">
      <style:graphic-properties svg:stroke-width="0.051cm" draw:marker-start-width="0.376cm" draw:marker-end-width="0.376cm" draw:fill="solid" draw:fill-color="#ffffff" draw:textarea-horizontal-align="center" fo:padding-top="0.15cm" fo:padding-bottom="0.15cm" fo:padding-left="0.175cm" fo:padding-right="0.175cm"/>
    </style:style>
    <style:style style:name="gr41" style:family="graphic" style:parent-style-name="objectwithoutfill">
      <style:graphic-properties svg:stroke-width="0.05cm" draw:marker-start-width="0.45cm" draw:marker-end="Arrow" draw:marker-end-width="0.25cm" draw:fill="none" draw:textarea-horizontal-align="center" fo:padding-top="0.05cm" fo:padding-bottom="0.05cm" fo:padding-left="0.076cm" fo:padding-right="0.076cm"/>
    </style:style>
    <style:style style:name="gr42" style:family="graphic" style:parent-style-name="objectwithoutfill">
      <style:graphic-properties svg:stroke-width="0.05cm" draw:marker-start-width="0.45cm" draw:marker-end="Arrow" draw:marker-end-width="0.3cm" draw:fill="none" draw:textarea-horizontal-align="center" fo:padding-top="0.05cm" fo:padding-bottom="0.05cm" fo:padding-left="0.076cm" fo:padding-right="0.076cm"/>
    </style:style>
    <style:style style:name="gr43" style:family="graphic" style:parent-style-name="objectwithoutfill">
      <style:graphic-properties svg:stroke-width="0.05cm" draw:marker-start-width="0.45cm" draw:marker-end="Arrow" draw:marker-end-width="0.23cm" draw:marker-end-center="true" draw:fill="none" draw:textarea-horizontal-align="center" fo:padding-top="0.05cm" fo:padding-bottom="0.05cm" fo:padding-left="0.076cm" fo:padding-right="0.076cm"/>
    </style:style>
    <style:style style:name="gr44" style:family="graphic" style:parent-style-name="objectwithoutfill">
      <style:graphic-properties draw:marker-start="" draw:marker-start-width="0.152cm" draw:marker-start-center="true" draw:marker-end="Arrow" draw:marker-end-width="0.152cm" draw:marker-end-center="false" draw:fill="none" draw:textarea-horizontal-align="center"/>
    </style:style>
    <style:style style:name="gr45" style:family="graphic" style:parent-style-name="objectwithoutfill">
      <style:graphic-properties draw:marker-start="Arrow" draw:marker-start-width="0.152cm" draw:marker-start-center="false" draw:marker-end="" draw:marker-end-width="0.152cm" draw:marker-end-center="true" draw:fill="none" draw:textarea-horizontal-align="center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2.133cm"/>
    </style:style>
    <style:style style:name="gr47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48" style:family="graphic" style:parent-style-name="standard">
      <style:graphic-properties svg:stroke-width="0.05cm" draw:marker-start-width="0.45cm" draw:marker-end-width="0.45cm" draw:fill="solid" draw:fill-color="#99ccff" fo:min-height="0.574cm" fo:min-width="5.798cm" fo:padding-top="0.05cm" fo:padding-bottom="0.05cm" fo:padding-left="0.076cm" fo:padding-right="0.076cm"/>
    </style:style>
    <style:style style:name="gr49" style:family="graphic" style:parent-style-name="objectwithoutfill">
      <style:graphic-properties draw:marker-start="" draw:marker-start-width="0.15cm" draw:marker-end="Arrow" draw:marker-end-width="0.15cm" draw:fill="none" draw:textarea-horizontal-align="center"/>
    </style:style>
    <style:style style:name="gr50" style:family="graphic" style:parent-style-name="standard">
      <style:graphic-properties draw:stroke="solid" draw:fill="solid" draw:fill-color="#ffffff" draw:textarea-horizontal-align="center"/>
    </style:style>
    <style:style style:name="gr51" style:family="graphic" style:parent-style-name="objectwithoutfill">
      <style:graphic-properties svg:stroke-width="0.051cm" svg:stroke-color="#3333ff" draw:marker-start-width="0.376cm" draw:marker-end="Arrow" draw:marker-end-width="0.228cm" draw:marker-end-center="true" draw:fill="none" draw:textarea-horizontal-align="center" fo:padding-top="0.05cm" fo:padding-bottom="0.05cm" fo:padding-left="0.076cm" fo:padding-right="0.076cm"/>
    </style:style>
    <style:style style:name="gr52" style:family="graphic" style:parent-style-name="objectwithoutfill">
      <style:graphic-properties svg:stroke-width="0.051cm" svg:stroke-color="#3333ff" draw:marker-start="Arrow" draw:marker-start-width="0.228cm" draw:marker-start-center="true" draw:marker-end="" draw:marker-end-width="0.228cm" draw:marker-end-center="true" draw:fill="none" draw:textarea-horizontal-align="center" fo:padding-top="0.05cm" fo:padding-bottom="0.05cm" fo:padding-left="0.076cm" fo:padding-right="0.076cm"/>
    </style:style>
    <style:style style:name="gr53" style:family="graphic" style:parent-style-name="objectwithoutfill">
      <style:graphic-properties svg:stroke-color="#ff3333" draw:marker-start="Arrow" draw:marker-start-width="0.152cm" draw:marker-start-center="true" draw:marker-end="" draw:marker-end-width="0.152cm" draw:marker-end-center="true" draw:fill="none" draw:textarea-horizontal-align="center"/>
    </style:style>
    <style:style style:name="gr54" style:family="graphic" style:parent-style-name="objectwithoutfill">
      <style:graphic-properties svg:stroke-color="#ff3333" draw:marker-end="Arrow" draw:marker-end-width="0.152cm" draw:marker-end-center="true" draw:fill="none" draw:textarea-horizontal-align="center"/>
    </style:style>
    <style:style style:name="gr55" style:family="graphic" style:parent-style-name="objectwithoutfill">
      <style:graphic-properties svg:stroke-color="#ff3333" draw:marker-start="" draw:marker-start-width="0.152cm" draw:marker-start-center="true" draw:marker-end="Arrow" draw:marker-end-width="0.152cm" draw:marker-end-center="true" draw:fill="none" draw:textarea-horizontal-align="center"/>
    </style:style>
    <style:style style:name="gr56" style:family="graphic" style:parent-style-name="standard">
      <style:graphic-properties draw:stroke="dash" draw:stroke-dash="Ultrafine_20_Dashed" svg:stroke-width="0.051cm" draw:marker-start-width="0.381cm" draw:marker-end-width="0.381cm" draw:fill="solid" draw:fill-color="#3333ff" draw:textarea-horizontal-align="center" fo:padding-top="0.15cm" fo:padding-bottom="0.15cm" fo:padding-left="0.175cm" fo:padding-right="0.175cm"/>
    </style:style>
    <style:style style:name="gr57" style:family="graphic" style:parent-style-name="objectwithoutfill">
      <style:graphic-properties svg:stroke-width="0.051cm" svg:stroke-color="#3333ff" draw:marker-start="" draw:marker-start-width="0.228cm" draw:marker-start-center="true" draw:marker-end="Arrow" draw:marker-end-width="0.228cm" draw:marker-end-center="true" draw:fill="none" draw:textarea-horizontal-align="center" fo:padding-top="0.05cm" fo:padding-bottom="0.05cm" fo:padding-left="0.076cm" fo:padding-right="0.076cm"/>
    </style:style>
    <style:style style:name="gr5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59" style:family="graphic" style:parent-style-name="standard">
      <style:graphic-properties draw:stroke="dash" draw:stroke-dash="Ultrafine_20_Dashed" svg:stroke-width="0.051cm" draw:marker-start-width="0.376cm" draw:marker-end-width="0.376cm" draw:fill="solid" draw:fill-color="#99ccff" draw:textarea-horizontal-align="center" fo:padding-top="0.15cm" fo:padding-bottom="0.15cm" fo:padding-left="0.175cm" fo:padding-right="0.175cm"/>
    </style:style>
    <style:style style:name="gr6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88cm" fo:min-width="2.546cm"/>
    </style:style>
    <style:style style:name="gr61" style:family="graphic" style:parent-style-name="standard">
      <style:graphic-properties svg:stroke-width="0.051cm" draw:marker-start-width="0.376cm" draw:marker-end-width="0.376cm" draw:fill="solid" draw:fill-color="#ffffff" draw:textarea-horizontal-align="center" fo:padding-top="0.15cm" fo:padding-bottom="0.15cm" fo:padding-left="0.175cm" fo:padding-right="0.175cm"/>
    </style:style>
    <style:style style:name="gr6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9cm" fo:min-width="1.796cm"/>
    </style:style>
    <style:style style:name="gr6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98cm" fo:min-width="1.896cm"/>
    </style:style>
    <style:style style:name="gr6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88cm" fo:min-width="1.648cm"/>
    </style:style>
    <style:style style:name="gr6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49cm" fo:min-width="3.198cm"/>
    </style:style>
    <style:style style:name="gr6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02cm" fo:min-width="3.847cm"/>
    </style:style>
    <style:style style:name="gr67" style:family="graphic" style:parent-style-name="standard">
      <style:graphic-properties draw:stroke="dash" draw:stroke-dash="Ultrafine_20_Dashed" svg:stroke-width="0.051cm" draw:marker-start-width="0.152cm" draw:marker-end-width="0.152cm" draw:fill="solid" draw:fill-color="#99ccff" draw:textarea-horizontal-align="center" fo:padding-top="0.15cm" fo:padding-bottom="0.15cm" fo:padding-left="0.175cm" fo:padding-right="0.175cm"/>
    </style:style>
    <style:style style:name="gr6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38cm" fo:min-width="1.796cm"/>
    </style:style>
    <style:style style:name="gr6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49cm" fo:min-width="1.948cm"/>
    </style:style>
    <style:style style:name="gr70" style:family="graphic" style:parent-style-name="standard">
      <style:graphic-properties svg:stroke-width="0.051cm" draw:marker-start-width="0.376cm" draw:marker-end-width="0.376cm" draw:fill="solid" draw:fill-color="#cccccc" draw:textarea-horizontal-align="center" fo:padding-top="0.15cm" fo:padding-bottom="0.15cm" fo:padding-left="0.175cm" fo:padding-right="0.175cm"/>
    </style:style>
    <style:style style:name="gr7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88cm" fo:min-width="1.484cm"/>
    </style:style>
    <style:style style:name="gr7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9cm" fo:min-width="1.148cm"/>
    </style:style>
    <style:style style:name="gr7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8cm" fo:min-width="3.498cm"/>
    </style:style>
    <style:style style:name="gr7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88cm" fo:min-width="1.796cm"/>
    </style:style>
    <style:style style:name="gr7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8cm" fo:min-width="0.748cm"/>
    </style:style>
    <style:style style:name="gr7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cm" fo:min-width="7.198cm"/>
    </style:style>
    <style:style style:name="gr7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88cm" fo:min-width="0.828cm"/>
    </style:style>
    <style:style style:name="gr7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5cm" fo:min-width="1.396cm" fo:padding-left="0.102cm" fo:padding-right="0.102cm"/>
    </style:style>
    <style:style style:name="gr7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68cm" fo:min-width="1.303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1.403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1.29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1.496cm"/>
    </style:style>
    <style:style style:name="gr8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0.648cm"/>
    </style:style>
    <style:style style:name="gr8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0.744cm"/>
    </style:style>
    <style:style style:name="gr85" style:family="graphic" style:parent-style-name="objectwithoutfill">
      <style:graphic-properties svg:stroke-color="#000000" draw:marker-start="Circle" draw:marker-start-width="0.152cm" draw:marker-start-center="true" draw:marker-end="Arrow" draw:marker-end-width="0.152cm" draw:marker-end-center="true" draw:fill="none" draw:textarea-horizontal-align="center"/>
    </style:style>
    <style:style style:name="gr8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cm" fo:min-width="0.744cm"/>
    </style:style>
    <style:style style:name="gr87" style:family="graphic" style:parent-style-name="objectwithoutfill">
      <style:graphic-properties svg:stroke-width="0.15cm" svg:stroke-color="#ff3333" draw:marker-start-width="0.525cm" draw:marker-end-width="0.525cm" draw:fill="none" draw:textarea-horizontal-align="center" fo:padding-top="0.1cm" fo:padding-bottom="0.1cm" fo:padding-left="0.126cm" fo:padding-right="0.126cm"/>
    </style:style>
    <style:style style:name="P1" style:family="paragraph">
      <style:text-properties fo:color="#000000" fo:font-weight="normal" style:font-weight-asian="normal" style:font-weight-complex="normal"/>
    </style:style>
    <style:style style:name="P2" style:family="paragraph">
      <style:text-properties fo:color="#000000"/>
    </style:style>
    <style:style style:name="P3" style:family="paragraph"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style:text-properties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line-height="150%" fo:text-align="start">
        <style:tab-stops/>
      </style:paragraph-properties>
    </style:style>
    <style:style style:name="P9" style:family="paragraph">
      <style:paragraph-properties fo:line-height="100%" fo:text-align="start">
        <style:tab-stops/>
      </style:paragraph-properties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style:text-properties fo:font-size="10.5pt" style:font-size-asian="10.5pt" style:font-size-complex="10.5pt"/>
    </style:style>
    <style:style style:name="P13" style:family="paragraph">
      <style:text-properties fo:font-size="11pt" style:font-size-asian="11pt" style:font-size-complex="11pt"/>
    </style:style>
    <style:style style:name="P14" style:family="paragraph">
      <style:text-properties fo:font-weight="normal" style:font-weight-asian="normal" style:font-weight-complex="normal"/>
    </style:style>
    <style:style style:name="P15" style:family="paragraph">
      <style:text-properties fo:font-size="16pt"/>
    </style:style>
    <style:style style:name="P16" style:family="paragraph">
      <style:text-properties fo:font-size="12pt"/>
    </style:style>
    <style:style style:name="P17" style:family="paragraph"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style:text-properties fo:font-size="12pt" fo:font-weight="bold" style:font-weight-asian="bold" style:font-weight-complex="bold"/>
    </style:style>
    <style:style style:name="P19" style:family="paragraph">
      <style:text-properties fo:font-size="12pt" fo:font-weight="normal" style:font-weight-asian="normal" style:font-weight-complex="normal"/>
    </style:style>
    <style:style style:name="P20" style:family="paragraph">
      <style:text-properties fo:color="#ffffff" fo:font-size="12pt" fo:font-weight="bold" style:font-size-asian="12pt" style:font-weight-asian="bold" style:font-size-complex="12pt" style:font-weight-complex="bold"/>
    </style:style>
    <style:style style:name="P21" style:family="paragraph">
      <style:text-properties fo:font-size="8pt"/>
    </style:style>
    <style:style style:name="P22" style:family="paragraph">
      <style:paragraph-properties fo:text-align="center"/>
      <style:text-properties fo:font-size="12pt"/>
    </style:style>
    <style:style style:name="P23" style:family="paragraph">
      <style:text-properties fo:color="#3333ff" fo:font-size="12pt" fo:font-weight="normal" style:font-weight-asian="normal" style:font-weight-complex="normal"/>
    </style:style>
    <style:style style:name="P24" style:family="paragraph">
      <style:text-properties fo:color="#ff3333" fo:font-size="12pt" fo:font-weight="normal" style:font-weight-asian="normal" style:font-weight-complex="normal"/>
    </style:style>
    <style:style style:name="P25" style:family="paragraph">
      <style:text-properties fo:color="#000000" fo:font-size="12pt" fo:font-weight="normal" style:font-weight-asian="normal" style:font-weight-complex="normal"/>
    </style:style>
    <style:style style:name="T1" style:family="text">
      <style:text-properties fo:color="#000000" fo:font-size="6pt" fo:font-weight="normal" style:font-size-asian="10.5pt" style:font-weight-asian="normal" style:font-size-complex="10.5pt" style:font-weight-complex="normal"/>
    </style:style>
    <style:style style:name="T2" style:family="text">
      <style:text-properties fo:color="#000000" fo:font-size="7pt" fo:font-weight="normal" style:font-size-asian="11pt" style:font-weight-asian="normal" style:font-size-complex="11pt" style:font-weight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8" style:family="text">
      <style:text-properties fo:font-size="9pt" fo:font-weight="normal" style:font-size-asian="9pt" style:font-weight-asian="normal" style:font-size-complex="9pt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0pt" fo:font-weight="normal" style:font-size-asian="14pt" style:font-weight-asian="normal" style:font-size-complex="14pt" style:font-weight-complex="normal"/>
    </style:style>
    <style:style style:name="T16" style:family="text">
      <style:text-properties fo:font-size="10.5pt" style:font-size-asian="15pt" style:font-size-complex="15pt"/>
    </style:style>
    <style:style style:name="T17" style:family="text">
      <style:text-properties fo:color="#3333ff" fo:font-size="7pt" fo:font-weight="normal" style:font-size-asian="11pt" style:font-weight-asian="normal" style:font-size-complex="11pt" style:font-weight-complex="normal"/>
    </style:style>
    <style:style style:name="T18" style:family="text">
      <style:text-properties fo:color="#ff3333" fo:font-size="7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layer="layout" svg:x1="3.476cm" svg:y1="5.498cm" svg:x2="1.898cm" svg:y2="7.001cm" draw:start-shape="id1" draw:start-glue-point="2" draw:end-shape="id2" draw:end-glue-point="2" svg:d="M3476 5498v1503h-1578">
          <text:p/>
        </draw:connector>
        <draw:g>
          <draw:line draw:style-name="gr2" draw:layer="layout" svg:x1="8.807cm" svg:y1="11.564cm" svg:x2="9.957cm" svg:y2="11.564cm">
            <text:p/>
          </draw:line>
          <draw:frame draw:style-name="gr3" draw:text-style-name="P1" draw:layer="layout" svg:width="0.79cm" svg:height="0.33cm" svg:x="9.038cm" svg:y="11.25cm">
            <draw:text-box>
              <text:p><text:span text:style-name="T1">MAC@</text:span></text:p>
            </draw:text-box>
          </draw:frame>
        </draw:g>
        <draw:g>
          <draw:line draw:style-name="gr2" draw:layer="layout" svg:x1="8.807cm" svg:y1="11.994cm" svg:x2="9.957cm" svg:y2="11.994cm">
            <text:p/>
          </draw:line>
          <draw:frame draw:style-name="gr3" draw:text-style-name="P1" draw:layer="layout" svg:width="0.786cm" svg:height="0.33cm" svg:x="9.04cm" svg:y="11.68cm">
            <draw:text-box>
              <text:p><text:span text:style-name="T1">IP4@</text:span></text:p>
            </draw:text-box>
          </draw:frame>
        </draw:g>
        <draw:rect draw:style-name="gr4" draw:layer="layout" svg:width="2cm" svg:height="3.5cm" svg:x="10cm" svg:y="9.25cm">
          <text:p/>
        </draw:rect>
        <draw:rect draw:style-name="gr5" xml:id="id78" draw:id="id78" draw:layer="layout" svg:width="0.3cm" svg:height="0.254cm" svg:x="14.201cm" svg:y="1.385cm">
          <text:p/>
        </draw:rect>
        <draw:rect draw:style-name="gr5" xml:id="id80" draw:id="id80" draw:layer="layout" svg:width="0.3cm" svg:height="0.254cm" svg:x="14.602cm" svg:y="1.285cm">
          <text:p/>
        </draw:rect>
        <draw:rect draw:style-name="gr5" xml:id="id81" draw:id="id81" draw:layer="layout" svg:width="0.5cm" svg:height="0.254cm" svg:x="12.9cm" svg:y="1.385cm">
          <text:p/>
        </draw:rect>
        <draw:rect draw:style-name="gr5" xml:id="id82" draw:id="id82" draw:layer="layout" svg:width="0.3cm" svg:height="0.254cm" svg:x="13.4cm" svg:y="1.285cm">
          <text:p/>
        </draw:rect>
        <draw:rect draw:style-name="gr5" xml:id="id83" draw:id="id83" draw:layer="layout" svg:width="0.3cm" svg:height="0.254cm" svg:x="15.001cm" svg:y="1.386cm">
          <text:p/>
        </draw:rect>
        <draw:rect draw:style-name="gr5" xml:id="id87" draw:id="id87" draw:layer="layout" svg:width="0.5cm" svg:height="0.254cm" svg:x="15.939cm" svg:y="1.386cm">
          <text:p/>
        </draw:rect>
        <draw:rect draw:style-name="gr5" xml:id="id85" draw:id="id85" draw:layer="layout" svg:width="0.3cm" svg:height="0.254cm" svg:x="16.841cm" svg:y="1.386cm">
          <text:p/>
        </draw:rect>
        <draw:rect draw:style-name="gr5" draw:layer="layout" svg:width="0.3cm" svg:height="0.254cm" svg:x="16.441cm" svg:y="1.386cm">
          <text:p/>
        </draw:rect>
        <draw:rect draw:style-name="gr5" xml:id="id75" draw:id="id75" draw:layer="layout" svg:width="0.246cm" svg:height="0.254cm" svg:x="9.654cm" svg:y="7.6cm">
          <text:p/>
        </draw:rect>
        <draw:rect draw:style-name="gr5" xml:id="id73" draw:id="id73" draw:layer="layout" svg:width="0.246cm" svg:height="0.254cm" svg:x="9.654cm" svg:y="7.3cm">
          <text:p/>
        </draw:rect>
        <draw:connector draw:style-name="gr6" draw:layer="layout" svg:x1="15.225cm" svg:y1="8.85cm" svg:x2="15.225cm" svg:y2="9.3cm" draw:start-shape="id3" draw:start-glue-point="2" draw:end-shape="id4" draw:end-glue-point="0" svg:d="M15225 8850v450">
          <text:p/>
        </draw:connector>
        <draw:rect draw:style-name="gr5" xml:id="id5" draw:id="id5" draw:layer="layout" svg:width="0.508cm" svg:height="0.254cm" svg:x="15.271cm" svg:y="9.946cm">
          <text:p/>
        </draw:rect>
        <draw:connector draw:style-name="gr6" draw:layer="layout" svg:x1="15.525cm" svg:y1="10.2cm" svg:x2="15.525cm" svg:y2="11.6cm" draw:start-shape="id5" draw:start-glue-point="2" draw:end-shape="id6" draw:end-glue-point="0" svg:d="M15525 10200v1400">
          <text:p/>
        </draw:connector>
        <draw:connector draw:style-name="gr6" draw:layer="layout" svg:x1="11.507cm" svg:y1="10.389cm" svg:x2="13.604cm" svg:y2="11.6cm" draw:start-shape="id7" draw:start-glue-point="2" draw:end-shape="id8" draw:end-glue-point="0" svg:d="M11507 10389h2097v1211">
          <text:p/>
        </draw:connector>
        <draw:rect draw:style-name="gr5" xml:id="id6" draw:id="id6" draw:layer="layout" svg:width="0.501cm" svg:height="0.254cm" svg:x="15.275cm" svg:y="11.6cm">
          <text:p/>
        </draw:rect>
        <draw:rect draw:style-name="gr5" xml:id="id8" draw:id="id8" draw:layer="layout" svg:width="0.501cm" svg:height="0.254cm" svg:x="13.354cm" svg:y="11.6cm">
          <text:p/>
        </draw:rect>
        <draw:rect draw:style-name="gr7" xml:id="id11" draw:id="id11" draw:layer="layout" svg:width="2.65cm" svg:height="0.5cm" draw:transform="skewX (-0.0040142572795862) rotate (-0.00383972435557414) translate (13.25cm 11.55cm)">
          <text:p>L2MUX</text:p>
        </draw:rect>
        <draw:rect draw:style-name="gr5" xml:id="id62" draw:id="id62" draw:layer="layout" svg:width="0.25cm" svg:height="0.254cm" draw:transform="rotate (1.5707963267946) translate (10.253cm 10.514cm)">
          <text:p/>
        </draw:rect>
        <draw:rect draw:style-name="gr5" draw:layer="layout" svg:width="0.5cm" svg:height="0.25cm" svg:x="10.653cm" svg:y="10.65cm">
          <text:p/>
        </draw:rect>
        <draw:rect draw:style-name="gr5" xml:id="id63" draw:id="id63" draw:layer="layout" svg:width="0.25cm" svg:height="0.254cm" draw:transform="rotate (1.5707963267946) translate (10.653cm 10.914cm)">
          <text:p/>
        </draw:rect>
        <draw:connector draw:style-name="gr8" draw:layer="layout" svg:x1="8.9cm" svg:y1="10.384cm" svg:x2="7.704cm" svg:y2="11cm" draw:start-shape="id9" draw:start-glue-point="0" draw:end-shape="id10" draw:end-glue-point="0" svg:d="M8900 10384h-1196v616">
          <text:p/>
        </draw:connector>
        <draw:connector draw:style-name="gr9" draw:layer="layout" svg:x1="14.575cm" svg:y1="12.06cm" svg:x2="14.575cm" svg:y2="13.05cm" draw:start-shape="id11" draw:start-glue-point="2" draw:end-shape="id12" draw:end-glue-point="0" svg:d="M14575 12060v990">
          <text:p/>
        </draw:connector>
        <draw:rect draw:style-name="gr10" xml:id="id12" draw:id="id12" draw:layer="layout" svg:width="0.5cm" svg:height="0.25cm" svg:x="14.325cm" svg:y="13.05cm">
          <text:p/>
        </draw:rect>
        <draw:connector draw:style-name="gr11" draw:layer="layout" svg:x1="9.251cm" svg:y1="1.439cm" svg:x2="9.251cm" svg:y2="4.5cm" draw:start-shape="id13" draw:start-glue-point="2" draw:end-shape="id14" draw:end-glue-point="0" svg:d="M9251 1439v3061">
          <text:p/>
        </draw:connector>
        <draw:connector draw:style-name="gr12" draw:layer="layout" svg:x1="9.652cm" svg:y1="1.639cm" svg:x2="9.652cm" svg:y2="4.5cm" draw:start-shape="id15" draw:start-glue-point="2" draw:end-shape="id16" draw:end-glue-point="0" svg:d="M9652 1639v2861">
          <text:p/>
        </draw:connector>
        <draw:rect draw:style-name="gr5" xml:id="id14" draw:id="id14" draw:layer="layout" svg:width="0.3cm" svg:height="0.254cm" svg:x="9.101cm" svg:y="4.5cm">
          <text:p/>
        </draw:rect>
        <draw:rect draw:style-name="gr5" xml:id="id16" draw:id="id16" draw:layer="layout" svg:width="0.3cm" svg:height="0.254cm" svg:x="9.502cm" svg:y="4.5cm">
          <text:p/>
        </draw:rect>
        <draw:rect draw:style-name="gr5" xml:id="id13" draw:id="id13" draw:layer="layout" svg:width="0.3cm" svg:height="0.254cm" svg:x="9.101cm" svg:y="1.185cm">
          <text:p/>
        </draw:rect>
        <draw:rect draw:style-name="gr5" xml:id="id15" draw:id="id15" draw:layer="layout" svg:width="0.3cm" svg:height="0.254cm" svg:x="9.502cm" svg:y="1.385cm">
          <text:p/>
        </draw:rect>
        <draw:frame draw:style-name="gr13" draw:text-style-name="P1" draw:layer="layout" svg:width="1.493cm" svg:height="0.33cm" draw:transform="rotate (1.5707963267946) translate (8.92cm 4.15cm)">
          <draw:text-box>
            <text:p text:style-name="P2"><text:span text:style-name="T2">AppOpnReq</text:span></text:p>
          </draw:text-box>
        </draw:frame>
        <draw:frame draw:style-name="gr13" draw:text-style-name="P1" draw:layer="layout" svg:width="1.493cm" svg:height="0.33cm" draw:transform="rotate (1.5707963267946) translate (9.321cm 4.15cm)">
          <draw:text-box>
            <text:p text:style-name="P2"><text:span text:style-name="T2">AppOpnRep</text:span></text:p>
          </draw:text-box>
        </draw:frame>
        <draw:connector draw:style-name="gr11" draw:layer="layout" svg:x1="10.052cm" svg:y1="1.439cm" svg:x2="10.052cm" svg:y2="4.5cm" draw:start-shape="id17" draw:start-glue-point="2" draw:end-shape="id18" draw:end-glue-point="0" svg:d="M10052 1439v3061">
          <text:p/>
        </draw:connector>
        <draw:rect draw:style-name="gr5" xml:id="id18" draw:id="id18" draw:layer="layout" svg:width="0.3cm" svg:height="0.254cm" svg:x="9.902cm" svg:y="4.5cm">
          <text:p/>
        </draw:rect>
        <draw:rect draw:style-name="gr5" xml:id="id17" draw:id="id17" draw:layer="layout" svg:width="0.3cm" svg:height="0.254cm" svg:x="9.902cm" svg:y="1.185cm">
          <text:p/>
        </draw:rect>
        <draw:frame draw:style-name="gr13" draw:text-style-name="P1" draw:layer="layout" svg:width="1.493cm" svg:height="0.33cm" draw:transform="rotate (1.5707963267946) translate (9.721cm 4.15cm)">
          <draw:text-box>
            <text:p text:style-name="P2"><text:span text:style-name="T2">AppClsReq</text:span></text:p>
          </draw:text-box>
        </draw:frame>
        <draw:rect draw:style-name="gr5" xml:id="id22" draw:id="id22" draw:layer="layout" svg:width="0.501cm" svg:height="0.254cm" svg:x="7.438cm" svg:y="4.5cm">
          <text:p/>
        </draw:rect>
        <draw:rect draw:style-name="gr5" xml:id="id20" draw:id="id20" draw:layer="layout" svg:width="0.3cm" svg:height="0.254cm" svg:x="8.34cm" svg:y="4.5cm">
          <text:p/>
        </draw:rect>
        <draw:rect draw:style-name="gr5" xml:id="id21" draw:id="id21" draw:layer="layout" svg:width="0.5cm" svg:height="0.254cm" svg:x="7.438cm" svg:y="1.185cm">
          <text:p/>
        </draw:rect>
        <draw:rect draw:style-name="gr5" xml:id="id19" draw:id="id19" draw:layer="layout" svg:width="0.3cm" svg:height="0.254cm" svg:x="8.34cm" svg:y="1.385cm">
          <text:p/>
        </draw:rect>
        <draw:connector draw:style-name="gr12" draw:layer="layout" svg:x1="8.49cm" svg:y1="1.639cm" svg:x2="8.49cm" svg:y2="4.5cm" draw:start-shape="id19" draw:start-glue-point="2" draw:end-shape="id20" draw:end-glue-point="0" svg:d="M8490 1639v2861">
          <text:p/>
        </draw:connector>
        <draw:connector draw:style-name="gr14" draw:layer="layout" svg:x1="7.688cm" svg:y1="1.439cm" svg:x2="7.688cm" svg:y2="4.5cm" draw:start-shape="id21" draw:start-glue-point="2" draw:end-shape="id22" draw:end-glue-point="0" svg:d="M7688 1439v3061">
          <text:p/>
        </draw:connector>
        <draw:connector draw:style-name="gr11" draw:layer="layout" svg:x1="8.088cm" svg:y1="1.588cm" svg:x2="8.088cm" svg:y2="4.5cm" svg:d="M8088 1588v2912">
          <text:p/>
        </draw:connector>
        <draw:frame draw:style-name="gr13" draw:text-style-name="P1" draw:layer="layout" svg:width="1.493cm" svg:height="0.33cm" draw:transform="rotate (1.5707963267946) translate (7.357cm 4.15cm)">
          <draw:text-box>
            <text:p text:style-name="P2"><text:span text:style-name="T2">AppData</text:span></text:p>
          </draw:text-box>
        </draw:frame>
        <draw:frame draw:style-name="gr13" draw:text-style-name="P1" draw:layer="layout" svg:width="1.493cm" svg:height="0.33cm" draw:transform="rotate (1.5707963267946) translate (7.757cm 4.15cm)">
          <draw:text-box>
            <text:p text:style-name="P2"><text:span text:style-name="T2">AppMeta</text:span></text:p>
          </draw:text-box>
        </draw:frame>
        <draw:frame draw:style-name="gr13" draw:text-style-name="P1" draw:layer="layout" svg:width="1.493cm" svg:height="0.33cm" draw:transform="rotate (1.5707963267946) translate (8.157cm 4.15cm)">
          <draw:text-box>
            <text:p text:style-name="P2"><text:span text:style-name="T2">AppDSts</text:span></text:p>
          </draw:text-box>
        </draw:frame>
        <draw:rect draw:style-name="gr5" xml:id="id39" draw:id="id39" draw:layer="layout" svg:width="0.25cm" svg:height="0.254cm" draw:transform="rotate (1.5707963267946) translate (6.602cm 5.5cm)">
          <text:p/>
        </draw:rect>
        <draw:rect draw:style-name="gr5" xml:id="id41" draw:id="id41" draw:layer="layout" svg:width="0.25cm" svg:height="0.254cm" draw:transform="rotate (1.5707963267946) translate (6.85cm 5.5cm)">
          <text:p/>
        </draw:rect>
        <draw:rect draw:style-name="gr5" xml:id="id37" draw:id="id37" draw:layer="layout" svg:width="0.25cm" svg:height="0.254cm" draw:transform="rotate (1.5707963267946) translate (6.003cm 5.5cm)">
          <text:p/>
        </draw:rect>
        <draw:rect draw:style-name="gr5" xml:id="id35" draw:id="id35" draw:layer="layout" svg:width="0.25cm" svg:height="0.254cm" draw:transform="rotate (1.5707963267946) translate (6.251cm 5.5cm)">
          <text:p/>
        </draw:rect>
        <draw:rect draw:style-name="gr15" xml:id="id40" draw:id="id40" draw:layer="layout" svg:width="0.25cm" svg:height="0.254cm" draw:transform="rotate (1.5707963267946) translate (6.602cm 6.2cm)">
          <text:p/>
        </draw:rect>
        <draw:rect draw:style-name="gr15" xml:id="id42" draw:id="id42" draw:layer="layout" svg:width="0.25cm" svg:height="0.254cm" draw:transform="rotate (1.5707963267946) translate (6.855cm 6.2cm)">
          <text:p/>
        </draw:rect>
        <draw:rect draw:style-name="gr15" xml:id="id38" draw:id="id38" draw:layer="layout" svg:width="0.25cm" svg:height="0.254cm" draw:transform="rotate (1.5707963267946) translate (6.003cm 6.2cm)">
          <text:p/>
        </draw:rect>
        <draw:rect draw:style-name="gr15" xml:id="id36" draw:id="id36" draw:layer="layout" svg:width="0.25cm" svg:height="0.254cm" draw:transform="rotate (1.5707963267946) translate (6.256cm 6.2cm)">
          <text:p/>
        </draw:rect>
        <draw:connector draw:style-name="gr11" draw:layer="layout" svg:x1="6.451cm" svg:y1="1.439cm" svg:x2="6.451cm" svg:y2="4.5cm" draw:start-shape="id23" draw:start-glue-point="2" draw:end-shape="id24" draw:end-glue-point="0" svg:d="M6451 1439v3061">
          <text:p/>
        </draw:connector>
        <draw:connector draw:style-name="gr12" draw:layer="layout" svg:x1="6.852cm" svg:y1="1.639cm" svg:x2="6.852cm" svg:y2="4.5cm" draw:start-shape="id25" draw:start-glue-point="2" draw:end-shape="id26" draw:end-glue-point="0" svg:d="M6852 1639v2861">
          <text:p/>
        </draw:connector>
        <draw:rect draw:style-name="gr5" xml:id="id24" draw:id="id24" draw:layer="layout" svg:width="0.3cm" svg:height="0.254cm" svg:x="6.301cm" svg:y="4.5cm">
          <text:p/>
        </draw:rect>
        <draw:rect draw:style-name="gr5" xml:id="id26" draw:id="id26" draw:layer="layout" svg:width="0.3cm" svg:height="0.254cm" svg:x="6.702cm" svg:y="4.5cm">
          <text:p/>
        </draw:rect>
        <draw:rect draw:style-name="gr5" xml:id="id23" draw:id="id23" draw:layer="layout" svg:width="0.3cm" svg:height="0.254cm" svg:x="6.301cm" svg:y="1.185cm">
          <text:p/>
        </draw:rect>
        <draw:rect draw:style-name="gr5" xml:id="id25" draw:id="id25" draw:layer="layout" svg:width="0.3cm" svg:height="0.254cm" svg:x="6.702cm" svg:y="1.385cm">
          <text:p/>
        </draw:rect>
        <draw:connector draw:style-name="gr11" draw:layer="layout" svg:x1="4.852cm" svg:y1="1.439cm" svg:x2="4.852cm" svg:y2="4.5cm" draw:start-shape="id27" draw:start-glue-point="2" draw:end-shape="id28" draw:end-glue-point="0" svg:d="M4852 1439v3061">
          <text:p/>
        </draw:connector>
        <draw:rect draw:style-name="gr5" xml:id="id54" draw:id="id54" draw:layer="layout" svg:width="0.501cm" svg:height="0.254cm" svg:x="5cm" svg:y="4.5cm">
          <text:p/>
        </draw:rect>
        <draw:rect draw:style-name="gr5" xml:id="id57" draw:id="id57" draw:layer="layout" svg:width="0.3cm" svg:height="0.254cm" svg:x="5.5cm" svg:y="4.5cm">
          <text:p/>
        </draw:rect>
        <draw:rect draw:style-name="gr5" xml:id="id59" draw:id="id59" draw:layer="layout" svg:width="0.3cm" svg:height="0.254cm" svg:x="4.301cm" svg:y="4.5cm">
          <text:p/>
        </draw:rect>
        <draw:rect draw:style-name="gr5" xml:id="id28" draw:id="id28" draw:layer="layout" svg:width="0.3cm" svg:height="0.254cm" svg:x="4.702cm" svg:y="4.5cm">
          <text:p/>
        </draw:rect>
        <draw:rect draw:style-name="gr5" xml:id="id48" draw:id="id48" draw:layer="layout" svg:width="0.501cm" svg:height="0.248cm" svg:x="5.042cm" svg:y="5.256cm">
          <text:p/>
        </draw:rect>
        <draw:rect draw:style-name="gr10" xml:id="id52" draw:id="id52" draw:layer="layout" svg:width="0.5cm" svg:height="0.25cm" svg:x="6.175cm" svg:y="13.15cm">
          <text:p/>
        </draw:rect>
        <draw:connector draw:style-name="gr1" draw:layer="layout" svg:x1="3.476cm" svg:y1="4.5cm" svg:x2="1.898cm" svg:y2="3.002cm" draw:start-shape="id29" draw:start-glue-point="0" draw:end-shape="id30" draw:end-glue-point="2" svg:d="M3476 4500v-1498h-1578">
          <text:p/>
        </draw:connector>
        <draw:connector draw:style-name="gr8" draw:layer="layout" svg:x1="3cm" svg:y1="5.504cm" svg:x2="1.898cm" svg:y2="6.002cm" draw:start-shape="id31" draw:start-glue-point="2" draw:end-shape="id32" draw:end-glue-point="2" svg:d="M3000 5504v498h-1102">
          <text:p/>
        </draw:connector>
        <draw:connector draw:style-name="gr8" draw:layer="layout" svg:x1="3cm" svg:y1="4.5cm" svg:x2="1.898cm" svg:y2="4.001cm" draw:start-shape="id33" draw:start-glue-point="0" draw:end-shape="id34" draw:end-glue-point="2" svg:d="M3000 4500v-499h-1102">
          <text:p/>
        </draw:connector>
        <draw:rect draw:style-name="gr5" xml:id="id33" draw:id="id33" draw:layer="layout" svg:width="0.501cm" svg:height="0.254cm" svg:x="2.75cm" svg:y="4.5cm">
          <text:p/>
        </draw:rect>
        <draw:rect draw:style-name="gr5" xml:id="id29" draw:id="id29" draw:layer="layout" svg:width="0.501cm" svg:height="0.254cm" svg:x="3.226cm" svg:y="4.5cm">
          <text:p/>
        </draw:rect>
        <draw:rect draw:style-name="gr5" xml:id="id1" draw:id="id1" draw:layer="layout" svg:width="0.501cm" svg:height="0.248cm" svg:x="3.226cm" svg:y="5.25cm">
          <text:p/>
        </draw:rect>
        <draw:rect draw:style-name="gr5" xml:id="id31" draw:id="id31" draw:layer="layout" svg:width="0.501cm" svg:height="0.254cm" svg:x="2.75cm" svg:y="5.25cm">
          <text:p/>
        </draw:rect>
        <draw:connector draw:style-name="gr16" draw:layer="layout" svg:x1="6.378cm" svg:y1="5.5cm" svg:x2="6.383cm" svg:y2="5.95cm" draw:start-shape="id35" draw:start-glue-point="3" draw:end-shape="id36" draw:end-glue-point="1" svg:d="M6378 5500v225h5v225">
          <text:p/>
        </draw:connector>
        <draw:connector draw:style-name="gr2" draw:layer="layout" svg:x1="6.13cm" svg:y1="5.5cm" svg:x2="6.13cm" svg:y2="5.95cm" draw:start-shape="id37" draw:start-glue-point="3" draw:end-shape="id38" draw:end-glue-point="1" svg:d="M6130 5500v450">
          <text:p/>
        </draw:connector>
        <draw:connector draw:style-name="gr2" draw:layer="layout" svg:x1="6.729cm" svg:y1="5.5cm" svg:x2="6.729cm" svg:y2="5.95cm" draw:start-shape="id39" draw:start-glue-point="3" draw:end-shape="id40" draw:end-glue-point="1" svg:d="M6729 5500v450">
          <text:p/>
        </draw:connector>
        <draw:connector draw:style-name="gr16" draw:layer="layout" svg:x1="6.977cm" svg:y1="5.5cm" svg:x2="6.982cm" svg:y2="5.95cm" draw:start-shape="id41" draw:start-glue-point="3" draw:end-shape="id42" draw:end-glue-point="1" svg:d="M6977 5500v225h5v225">
          <text:p/>
        </draw:connector>
        <draw:connector draw:style-name="gr8" draw:layer="layout" svg:x1="6.307cm" svg:y1="9.71cm" svg:x2="6.301cm" svg:y2="11cm" draw:start-shape="id43" draw:start-glue-point="2" draw:end-shape="id44" draw:end-glue-point="0" svg:d="M6307 9710v645h-6v645">
          <text:p/>
        </draw:connector>
        <draw:connector draw:style-name="gr6" draw:layer="layout" svg:x1="8.953cm" svg:y1="6.284cm" svg:x2="15.225cm" svg:y2="8.3cm" draw:start-shape="id45" draw:start-glue-point="2" draw:end-shape="id3" draw:end-glue-point="0" svg:d="M8953 6284h6272v2016">
          <text:p/>
        </draw:connector>
        <draw:connector draw:style-name="gr17" draw:layer="layout" svg:x1="11.75cm" svg:y1="5.05cm" svg:x2="11.173cm" svg:y2="7cm" draw:start-shape="id46" draw:start-glue-point="0" draw:end-shape="id47" draw:end-glue-point="1" svg:d="M11750 5050h-577v1950">
          <text:p/>
        </draw:connector>
        <draw:connector draw:style-name="gr8" draw:layer="layout" svg:x1="5.292cm" svg:y1="5.504cm" svg:x2="5.292cm" svg:y2="9.998cm" draw:start-shape="id48" draw:start-glue-point="2" draw:end-shape="id49" draw:end-glue-point="0" svg:d="M5292 5504v4494">
          <text:p/>
        </draw:connector>
        <draw:connector draw:style-name="gr8" draw:layer="layout" svg:x1="5.292cm" svg:y1="10.15cm" svg:x2="5.292cm" svg:y2="11cm" draw:start-shape="id49" draw:start-glue-point="2" draw:end-shape="id50" draw:end-glue-point="0" svg:d="M5292 10150v850">
          <text:p/>
        </draw:connector>
        <draw:connector draw:style-name="gr8" draw:layer="layout" svg:x1="6.425cm" svg:y1="12cm" svg:x2="6.425cm" svg:y2="13.15cm" draw:start-shape="id51" draw:start-glue-point="2" draw:end-shape="id52" draw:end-glue-point="0" svg:d="M6425 12000v1150">
          <text:p/>
        </draw:connector>
        <draw:connector draw:style-name="gr8" draw:layer="layout" svg:x1="5.25cm" svg:y1="1.639cm" svg:x2="5.25cm" svg:y2="4.5cm" draw:start-shape="id53" draw:start-glue-point="2" draw:end-shape="id54" draw:end-glue-point="0" svg:d="M5250 1639v2861">
          <text:p/>
        </draw:connector>
        <draw:connector draw:style-name="gr6" draw:layer="layout" svg:x1="7.658cm" svg:y1="5.498cm" svg:x2="8.801cm" svg:y2="6.284cm" draw:start-shape="id55" draw:start-glue-point="2" draw:end-shape="id45" draw:end-glue-point="0" svg:d="M7658 5498v786h1143">
          <text:p/>
        </draw:connector>
        <draw:frame draw:style-name="gr18" draw:text-style-name="P3" draw:layer="layout" svg:width="1.9cm" svg:height="0.9cm" svg:x="1.05cm" svg:y="1.05cm">
          <draw:text-box>
            <text:p><text:span text:style-name="T3">NTS</text:span></text:p>
          </draw:text-box>
        </draw:frame>
        <draw:rect draw:style-name="gr19" draw:text-style-name="P4" draw:layer="layout" svg:width="9.4cm" svg:height="0.75cm" svg:x="5.8cm" svg:y="13.05cm">
          <text:p text:style-name="P4">ETH</text:p>
        </draw:rect>
        <draw:rect draw:style-name="gr5" xml:id="id44" draw:id="id44" draw:layer="layout" svg:width="0.501cm" svg:height="0.254cm" svg:x="6.051cm" svg:y="11cm">
          <text:p/>
        </draw:rect>
        <draw:rect draw:style-name="gr5" xml:id="id10" draw:id="id10" draw:layer="layout" svg:width="0.501cm" svg:height="0.254cm" svg:x="7.454cm" svg:y="11cm">
          <text:p/>
        </draw:rect>
        <draw:rect draw:style-name="gr20" xml:id="id50" draw:id="id50" draw:layer="layout" svg:width="0.501cm" svg:height="0.254cm" svg:x="5.042cm" svg:y="11cm">
          <text:p/>
        </draw:rect>
        <draw:rect draw:style-name="gr5" xml:id="id55" draw:id="id55" draw:layer="layout" svg:width="0.501cm" svg:height="0.248cm" svg:x="7.408cm" svg:y="5.25cm">
          <text:p/>
        </draw:rect>
        <draw:rect draw:style-name="gr20" xml:id="id60" draw:id="id60" draw:layer="layout" svg:width="0.502cm" svg:height="0.254cm" svg:x="15.965cm" svg:y="5.25cm">
          <text:p/>
        </draw:rect>
        <draw:rect draw:style-name="gr21" draw:text-style-name="P4" draw:layer="layout" svg:width="1.027cm" svg:height="8.75cm" svg:x="1.023cm" svg:y="2.25cm">
          <text:p/>
        </draw:rect>
        <draw:frame draw:style-name="gr22" draw:text-style-name="P5" draw:layer="layout" svg:width="1.05cm" svg:height="2cm" svg:x="1cm" svg:y="7.55cm">
          <draw:text-box>
            <text:p><text:span text:style-name="T4">M</text:span></text:p>
            <text:p><text:span text:style-name="T4">E</text:span></text:p>
            <text:p><text:span text:style-name="T4">M</text:span></text:p>
          </draw:text-box>
        </draw:frame>
        <draw:rect draw:style-name="gr5" xml:id="id61" draw:id="id61" draw:layer="layout" svg:width="0.501cm" svg:height="0.254cm" svg:x="15.966cm" svg:y="8.3cm">
          <text:p/>
        </draw:rect>
        <draw:rect draw:style-name="gr5" xml:id="id72" draw:id="id72" draw:layer="layout" svg:width="0.508cm" svg:height="0.25cm" svg:x="13.966cm" svg:y="8.3cm">
          <text:p/>
        </draw:rect>
        <draw:g>
          <draw:polyline draw:style-name="gr23" draw:layer="layout" svg:width="0.249cm" svg:height="0.499cm" svg:x="1cm" svg:y="13.1cm" svg:viewBox="0 0 250 500" draw:points="0,0 250,250 0,500">
            <text:p/>
          </draw:polyline>
          <draw:frame draw:style-name="gr24" draw:text-style-name="P6" draw:layer="layout" svg:width="1.391cm" svg:height="0.445cm" svg:x="1.359cm" svg:y="13.108cm">
            <draw:text-box>
              <text:p><text:span text:style-name="T5">piShlClk</text:span></text:p>
            </draw:text-box>
          </draw:frame>
        </draw:g>
        <draw:g>
          <draw:frame draw:style-name="gr25" draw:text-style-name="P6" draw:layer="layout" svg:width="1.408cm" svg:height="0.445cm" svg:x="1.345cm" svg:y="12.608cm">
            <draw:text-box>
              <text:p><text:span text:style-name="T5">piShlRst</text:span></text:p>
            </draw:text-box>
          </draw:frame>
          <draw:line draw:style-name="gr26" draw:layer="layout" svg:x1="1cm" svg:y1="12.85cm" svg:x2="1.25cm" svg:y2="12.85cm">
            <text:p/>
          </draw:line>
        </draw:g>
        <draw:rect draw:style-name="gr27" xml:id="id2" draw:id="id2" draw:layer="layout" svg:width="0.501cm" svg:height="0.248cm" draw:transform="rotate (1.5707963267946) translate (1.65cm 7.251cm)">
          <text:p/>
        </draw:rect>
        <draw:rect draw:style-name="gr27" xml:id="id32" draw:id="id32" draw:layer="layout" svg:width="0.501cm" svg:height="0.248cm" draw:transform="rotate (1.5707963267946) translate (1.65cm 6.252cm)">
          <text:p/>
        </draw:rect>
        <draw:rect draw:style-name="gr28" xml:id="id34" draw:id="id34" draw:layer="layout" svg:width="0.501cm" svg:height="0.248cm" draw:transform="rotate (1.5707963267946) translate (1.65cm 4.251cm)">
          <text:p/>
        </draw:rect>
        <draw:rect draw:style-name="gr28" xml:id="id30" draw:id="id30" draw:layer="layout" svg:width="0.501cm" svg:height="0.248cm" draw:transform="rotate (1.5707963267946) translate (1.65cm 3.252cm)">
          <text:p/>
        </draw:rect>
        <draw:rect draw:style-name="gr29" xml:id="id49" draw:id="id49" draw:layer="layout" svg:width="1.016cm" svg:height="0.152cm" svg:x="4.784cm" svg:y="9.998cm">
          <text:p/>
        </draw:rect>
        <draw:frame draw:style-name="gr30" draw:text-style-name="P7" draw:layer="layout" svg:width="0.261cm" svg:height="0.369cm" svg:x="4.425cm" svg:y="9.882cm">
          <draw:text-box>
            <text:p><text:span text:style-name="T6">2</text:span></text:p>
          </draw:text-box>
        </draw:frame>
        <draw:frame draw:style-name="gr30" draw:text-style-name="P7" draw:layer="layout" svg:width="0.261cm" svg:height="0.369cm" svg:x="8.6cm" svg:y="10.431cm">
          <draw:text-box>
            <text:p><text:span text:style-name="T6">0</text:span></text:p>
          </draw:text-box>
        </draw:frame>
        <draw:rect draw:style-name="gr5" xml:id="id74" draw:id="id74" draw:layer="layout" svg:width="0.246cm" svg:height="0.254cm" svg:x="6.554cm" svg:y="11cm">
          <text:p/>
        </draw:rect>
        <draw:rect draw:style-name="gr5" xml:id="id47" draw:id="id47" draw:layer="layout" svg:width="0.25cm" svg:height="0.216cm" draw:transform="rotate (1.5707963267946) translate (11.065cm 7.25cm)">
          <text:p/>
        </draw:rect>
        <draw:rect draw:style-name="gr5" xml:id="id46" draw:id="id46" draw:layer="layout" svg:width="0.3cm" svg:height="0.255cm" draw:transform="rotate (1.5707963267946) translate (11.75cm 5.2cm)">
          <text:p/>
        </draw:rect>
        <draw:rect draw:style-name="gr4" draw:layer="layout" svg:width="1.405cm" svg:height="1.052cm" svg:x="5.85cm" svg:y="5.933cm">
          <text:p/>
        </draw:rect>
        <draw:frame draw:style-name="gr31" draw:layer="layout" svg:width="1.405cm" svg:height="1cm" svg:x="5.85cm" svg:y="5.95cm">
          <draw:text-box>
            <text:p>CAM</text:p>
          </draw:text-box>
        </draw:frame>
        <draw:connector draw:style-name="gr12" draw:layer="layout" svg:x1="5.65cm" svg:y1="1.639cm" svg:x2="5.65cm" svg:y2="4.5cm" draw:start-shape="id56" draw:start-glue-point="2" draw:end-shape="id57" draw:end-glue-point="0" svg:d="M5650 1639v2861">
          <text:p/>
        </draw:connector>
        <draw:frame draw:style-name="gr13" draw:text-style-name="P1" draw:layer="layout" svg:width="1.493cm" svg:height="0.33cm" draw:transform="rotate (1.5707963267946) translate (4.919cm 4.15cm)">
          <draw:text-box>
            <text:p text:style-name="P2"><text:span text:style-name="T2">AppData</text:span></text:p>
          </draw:text-box>
        </draw:frame>
        <draw:g>
          <draw:rect draw:style-name="gr32" draw:text-style-name="P8" draw:layer="layout" svg:width="1.75cm" svg:height="3.8cm" svg:x="17.95cm" svg:y="2.05cm">
            <text:p text:style-name="P8"><text:span text:style-name="T7">Legend</text:span><text:span text:style-name="T5">:</text:span></text:p>
            <text:p text:style-name="P9"><text:span text:style-name="T8"><text:s text:c="3"/></text:span><text:span text:style-name="T6"><text:s text:c="3"/></text:span></text:p>
            <text:p text:style-name="P9"><text:span text:style-name="T6"><text:s text:c="6"/></text:span><text:span text:style-name="T6">User-IP</text:span></text:p>
            <text:p text:style-name="P9"><text:span text:style-name="T6"><text:s text:c="6"/></text:span><text:span text:style-name="T6">(HLS)</text:span></text:p>
            <text:p text:style-name="P9"><text:span text:style-name="T6"/></text:p>
            <text:p text:style-name="P9"><text:span text:style-name="T6"><text:s text:c="6"/></text:span><text:span text:style-name="T6">Xilinx-IP</text:span><text:span text:style-name="T6"><text:line-break/></text:span><text:span text:style-name="T6"> <text:s text:c="5"/>catalog</text:span></text:p>
            <text:p text:style-name="P9"><text:span text:style-name="T6"/></text:p>
            <text:p text:style-name="P9"><text:span text:style-name="T6"><text:s text:c="6"/></text:span><text:span text:style-name="T6">HDL</text:span></text:p>
            <text:p text:style-name="P9"><text:span text:style-name="T6"><text:s text:c="6"/></text:span><text:span text:style-name="T6">code</text:span></text:p>
          </draw:rect>
          <draw:rect draw:style-name="gr5" draw:layer="layout" svg:width="0.211cm" svg:height="0.635cm" svg:x="18.137cm" svg:y="2.925cm">
            <text:p/>
          </draw:rect>
          <draw:rect draw:style-name="gr29" draw:layer="layout" svg:width="0.211cm" svg:height="0.635cm" svg:x="18.137cm" svg:y="3.822cm">
            <text:p/>
          </draw:rect>
          <draw:rect draw:style-name="gr33" draw:layer="layout" svg:width="0.211cm" svg:height="0.635cm" svg:x="18.137cm" svg:y="4.825cm">
            <text:p/>
          </draw:rect>
        </draw:g>
        <draw:frame draw:style-name="gr34" draw:text-style-name="P11" draw:layer="layout" svg:width="0.95cm" svg:height="1.089cm" svg:x="1cm" svg:y="9.606cm">
          <draw:text-box>
            <text:p text:style-name="P10"><text:span text:style-name="T9">Ch</text:span></text:p>
            <text:p text:style-name="P10"><text:span text:style-name="T9">[0]</text:span></text:p>
          </draw:text-box>
        </draw:frame>
        <draw:frame draw:style-name="gr13" draw:text-style-name="P1" draw:layer="layout" svg:width="1.493cm" svg:height="0.33cm" draw:transform="rotate (1.5707963267946) translate (5.319cm 4.15cm)">
          <draw:text-box>
            <text:p text:style-name="P2"><text:span text:style-name="T2">AppMeta</text:span></text:p>
          </draw:text-box>
        </draw:frame>
        <draw:connector draw:style-name="gr12" draw:layer="layout" svg:x1="4.451cm" svg:y1="1.639cm" svg:x2="4.451cm" svg:y2="4.5cm" draw:start-shape="id58" draw:start-glue-point="2" draw:end-shape="id59" draw:end-glue-point="0" svg:d="M4451 1639v2861">
          <text:p/>
        </draw:connector>
        <draw:frame draw:style-name="gr13" draw:text-style-name="P1" draw:layer="layout" svg:width="1.493cm" svg:height="0.33cm" draw:transform="rotate (1.5707963267946) translate (4.12cm 4.15cm)">
          <draw:text-box>
            <text:p text:style-name="P2"><text:span text:style-name="T2">AppNotif</text:span></text:p>
          </draw:text-box>
        </draw:frame>
        <draw:frame draw:style-name="gr13" draw:text-style-name="P1" draw:layer="layout" svg:width="1.493cm" svg:height="0.33cm" draw:transform="rotate (1.5707963267946) translate (4.521cm 4.15cm)">
          <draw:text-box>
            <text:p text:style-name="P2"><text:span text:style-name="T2">AppDReq</text:span></text:p>
          </draw:text-box>
        </draw:frame>
        <draw:rect draw:style-name="gr5" xml:id="id53" draw:id="id53" draw:layer="layout" svg:width="0.5cm" svg:height="0.254cm" svg:x="5cm" svg:y="1.385cm">
          <text:p/>
        </draw:rect>
        <draw:rect draw:style-name="gr5" xml:id="id56" draw:id="id56" draw:layer="layout" svg:width="0.3cm" svg:height="0.254cm" svg:x="5.5cm" svg:y="1.385cm">
          <text:p/>
        </draw:rect>
        <draw:rect draw:style-name="gr5" xml:id="id58" draw:id="id58" draw:layer="layout" svg:width="0.3cm" svg:height="0.254cm" svg:x="4.301cm" svg:y="1.385cm">
          <text:p/>
        </draw:rect>
        <draw:rect draw:style-name="gr5" xml:id="id27" draw:id="id27" draw:layer="layout" svg:width="0.3cm" svg:height="0.254cm" svg:x="4.702cm" svg:y="1.185cm">
          <text:p/>
        </draw:rect>
        <draw:frame draw:style-name="gr35" draw:layer="layout" svg:width="6.5cm" svg:height="0.625cm" svg:x="4cm" svg:y="1cm">
          <draw:text-box>
            <text:p>TAIF</text:p>
          </draw:text-box>
        </draw:frame>
        <draw:frame draw:style-name="gr13" draw:text-style-name="P1" draw:layer="layout" svg:width="1.493cm" svg:height="0.33cm" draw:transform="rotate (1.5707963267946) translate (6.12cm 4.15cm)">
          <draw:text-box>
            <text:p text:style-name="P2"><text:span text:style-name="T2">AppLsnReq</text:span></text:p>
          </draw:text-box>
        </draw:frame>
        <draw:frame draw:style-name="gr13" draw:text-style-name="P1" draw:layer="layout" svg:width="1.493cm" svg:height="0.33cm" draw:transform="rotate (1.5707963267946) translate (6.521cm 4.15cm)">
          <draw:text-box>
            <text:p text:style-name="P2"><text:span text:style-name="T2">AppLsnRep</text:span></text:p>
          </draw:text-box>
        </draw:frame>
        <draw:connector draw:style-name="gr6" draw:layer="layout" svg:x1="16.216cm" svg:y1="5.504cm" svg:x2="16.216cm" svg:y2="8.3cm" draw:start-shape="id60" draw:start-glue-point="2" draw:end-shape="id61" draw:end-glue-point="0" svg:d="M16216 5504v2796">
          <text:p/>
        </draw:connector>
        <draw:rect draw:style-name="gr29" xml:id="id9" draw:id="id9" draw:layer="layout" svg:width="1.016cm" svg:height="0.152cm" draw:transform="rotate (1.5707963267946) translate (8.9cm 10.892cm)">
          <text:p/>
        </draw:rect>
        <draw:frame draw:style-name="gr36" draw:layer="layout" svg:width="1.442cm" svg:height="0.538cm" svg:x="10.008cm" svg:y="12.15cm">
          <draw:text-box>
            <text:p>ARP</text:p>
          </draw:text-box>
        </draw:frame>
        <draw:connector draw:style-name="gr8" draw:layer="layout" svg:x1="10.253cm" svg:y1="10.389cm" svg:x2="9.052cm" svg:y2="10.384cm" draw:start-shape="id62" draw:start-glue-point="0" draw:end-shape="id9" draw:end-glue-point="2" svg:d="M10253 10389h-600v-5h-601">
          <text:p/>
        </draw:connector>
        <draw:rect draw:style-name="gr5" xml:id="id68" draw:id="id68" draw:layer="layout" svg:width="0.25cm" svg:height="0.254cm" draw:transform="rotate (1.5707963267946) translate (14.097cm 9.826cm)">
          <text:p/>
        </draw:rect>
        <draw:rect draw:style-name="gr5" xml:id="id69" draw:id="id69" draw:layer="layout" svg:width="0.25cm" svg:height="0.254cm" draw:transform="rotate (1.5707963267946) translate (14.097cm 10.095cm)">
          <text:p/>
        </draw:rect>
        <draw:connector draw:style-name="gr37" draw:layer="layout" svg:x1="10.78cm" svg:y1="10.914cm" svg:x2="10.78cm" svg:y2="11.364cm" draw:start-shape="id63" draw:start-glue-point="3" draw:end-shape="id64" draw:end-glue-point="1" svg:d="M10780 10914v450">
          <text:p/>
        </draw:connector>
        <draw:connector draw:style-name="gr37" draw:layer="layout" svg:x1="11.18cm" svg:y1="11.364cm" svg:x2="11.18cm" svg:y2="10.914cm" draw:start-shape="id65" draw:start-glue-point="1" draw:end-shape="id66" draw:end-glue-point="3" svg:d="M11180 11364v-450">
          <text:p/>
        </draw:connector>
        <draw:rect draw:style-name="gr5" draw:layer="layout" svg:width="0.5cm" svg:height="0.25cm" svg:x="10.653cm" svg:y="11.35cm">
          <text:p/>
        </draw:rect>
        <draw:rect draw:style-name="gr5" xml:id="id64" draw:id="id64" draw:layer="layout" svg:width="0.25cm" svg:height="0.254cm" draw:transform="rotate (1.5707963267946) translate (10.653cm 11.614cm)">
          <text:p/>
        </draw:rect>
        <draw:rect draw:style-name="gr5" xml:id="id65" draw:id="id65" draw:layer="layout" svg:width="0.25cm" svg:height="0.254cm" draw:transform="rotate (1.5707963267946) translate (11.053cm 11.614cm)">
          <text:p/>
        </draw:rect>
        <draw:rect draw:style-name="gr38" draw:text-style-name="P12" draw:layer="layout" svg:width="1.3cm" svg:height="0.7cm" svg:x="10.351cm" svg:y="11.3cm">
          <text:p><text:span text:style-name="T10">CAM</text:span></text:p>
        </draw:rect>
        <draw:g>
          <draw:line draw:style-name="gr2" draw:layer="layout" svg:x1="3.65cm" svg:y1="11.334cm" svg:x2="4.8cm" svg:y2="11.334cm">
            <text:p/>
          </draw:line>
          <draw:frame draw:style-name="gr3" draw:text-style-name="P1" draw:layer="layout" svg:width="0.79cm" svg:height="0.33cm" svg:x="3.881cm" svg:y="11.02cm">
            <draw:text-box>
              <text:p><text:span text:style-name="T1">MAC@</text:span></text:p>
            </draw:text-box>
          </draw:frame>
        </draw:g>
        <draw:rect draw:style-name="gr5" xml:id="id66" draw:id="id66" draw:layer="layout" svg:width="0.25cm" svg:height="0.254cm" draw:transform="rotate (1.5707963267946) translate (11.053cm 10.914cm)">
          <text:p/>
        </draw:rect>
        <draw:rect draw:style-name="gr5" xml:id="id70" draw:id="id70" draw:layer="layout" svg:width="0.25cm" svg:height="0.254cm" draw:transform="rotate (1.5707963267946) translate (11.253cm 10.095cm)">
          <text:p/>
        </draw:rect>
        <draw:rect draw:style-name="gr5" xml:id="id67" draw:id="id67" draw:layer="layout" svg:width="0.25cm" svg:height="0.254cm" draw:transform="rotate (1.5707963267946) translate (11.253cm 9.826cm)">
          <text:p/>
        </draw:rect>
        <draw:rect draw:style-name="gr5" xml:id="id7" draw:id="id7" draw:layer="layout" svg:width="0.25cm" svg:height="0.254cm" draw:transform="rotate (1.5707963267946) translate (11.253cm 10.514cm)">
          <text:p/>
        </draw:rect>
        <draw:connector draw:style-name="gr37" draw:layer="layout" svg:x1="11.507cm" svg:y1="9.701cm" svg:x2="14.097cm" svg:y2="9.701cm" draw:start-shape="id67" draw:start-glue-point="2" draw:end-shape="id68" draw:end-glue-point="0" svg:d="M11507 9701h2590">
          <text:p/>
        </draw:connector>
        <draw:connector draw:style-name="gr39" draw:layer="layout" svg:x1="14.097cm" svg:y1="9.97cm" svg:x2="11.507cm" svg:y2="9.97cm" draw:start-shape="id69" draw:start-glue-point="0" draw:end-shape="id70" draw:end-glue-point="2" svg:d="M14097 9970h-2590">
          <text:p/>
        </draw:connector>
        <draw:rect draw:style-name="gr40" draw:text-style-name="P13" draw:layer="layout" svg:width="1.597cm" svg:height="1.4cm" svg:x="10.203cm" svg:y="9.5cm">
          <text:p text:style-name="P13"><text:span text:style-name="T11">ARS</text:span></text:p>
        </draw:rect>
        <draw:connector draw:style-name="gr41" draw:layer="layout" svg:x1="12.35cm" svg:y1="7.5cm" svg:x2="14.22cm" svg:y2="8.3cm" draw:start-shape="id71" draw:start-glue-point="1" draw:end-shape="id72" draw:end-glue-point="0" svg:d="M12350 7500h1870v800">
          <text:p/>
        </draw:connector>
        <draw:connector draw:style-name="gr42" draw:layer="layout" svg:x1="6.307cm" svg:y1="9.558cm" svg:x2="9.654cm" svg:y2="7.427cm" draw:start-shape="id43" draw:start-glue-point="0" draw:end-shape="id73" draw:end-glue-point="3" svg:d="M6307 9558v-2131h3347">
          <text:p/>
        </draw:connector>
        <draw:connector draw:style-name="gr42" draw:layer="layout" svg:x1="6.677cm" svg:y1="11cm" svg:x2="9.654cm" svg:y2="7.727cm" draw:start-shape="id74" draw:start-glue-point="0" draw:end-shape="id75" draw:end-glue-point="3" svg:d="M6677 11000v-3273h2977">
          <text:p/>
        </draw:connector>
        <draw:frame draw:style-name="gr30" draw:text-style-name="P7" draw:layer="layout" svg:width="0.261cm" svg:height="0.369cm" svg:x="8.501cm" svg:y="6.431cm">
          <draw:text-box>
            <text:p><text:span text:style-name="T6">3</text:span></text:p>
          </draw:text-box>
        </draw:frame>
        <draw:rect draw:style-name="gr29" xml:id="id45" draw:id="id45" draw:layer="layout" svg:width="1.016cm" svg:height="0.152cm" draw:transform="rotate (1.5707963267946) translate (8.801cm 6.792cm)">
          <text:p/>
        </draw:rect>
        <draw:rect draw:style-name="gr20" xml:id="id77" draw:id="id77" draw:layer="layout" svg:width="0.502cm" svg:height="0.254cm" svg:x="12.965cm" svg:y="5.25cm">
          <text:p/>
        </draw:rect>
        <draw:connector draw:style-name="gr43" draw:layer="layout" draw:line-skew="0.248cm" svg:x1="7.2cm" svg:y1="11cm" svg:x2="13.216cm" svg:y2="5.504cm" draw:start-shape="id76" draw:start-glue-point="0" draw:end-shape="id77" draw:end-glue-point="2" svg:d="M7200 11000v-2500h6016v-2996">
          <text:p/>
        </draw:connector>
        <draw:rect draw:style-name="gr29" xml:id="id43" draw:id="id43" draw:layer="layout" svg:width="1.016cm" svg:height="0.152cm" svg:x="5.799cm" svg:y="9.558cm">
          <text:p/>
        </draw:rect>
        <draw:frame draw:style-name="gr30" draw:text-style-name="P7" draw:layer="layout" svg:width="0.261cm" svg:height="0.369cm" svg:x="5.549cm" svg:y="9.45cm">
          <draw:text-box>
            <text:p><text:span text:style-name="T6">1</text:span></text:p>
          </draw:text-box>
        </draw:frame>
        <draw:connector draw:style-name="gr44" draw:layer="layout" svg:x1="14.351cm" svg:y1="1.639cm" svg:x2="14.352cm" svg:y2="4.6cm" draw:start-shape="id78" draw:start-glue-point="2" draw:end-shape="id79" draw:end-glue-point="0" svg:d="M14351 1639v1481h1v1480">
          <text:p/>
        </draw:connector>
        <draw:connector draw:style-name="gr45" draw:layer="layout" svg:x1="14.752cm" svg:y1="1.539cm" svg:x2="14.752cm" svg:y2="4.557cm" draw:start-shape="id80" draw:start-glue-point="2" svg:d="M14752 1539v3018">
          <text:p/>
        </draw:connector>
        <draw:connector draw:style-name="gr8" draw:layer="layout" svg:x1="13.15cm" svg:y1="1.639cm" svg:x2="13.15cm" svg:y2="4.557cm" draw:start-shape="id81" draw:start-glue-point="2" svg:d="M13150 1639v2918">
          <text:p/>
        </draw:connector>
        <draw:connector draw:style-name="gr45" draw:layer="layout" svg:x1="13.55cm" svg:y1="1.539cm" svg:x2="13.55cm" svg:y2="4.557cm" draw:start-shape="id82" draw:start-glue-point="2" svg:d="M13550 1539v3018">
          <text:p/>
        </draw:connector>
        <draw:frame draw:style-name="gr13" draw:text-style-name="P1" draw:layer="layout" svg:width="1.493cm" svg:height="0.33cm" draw:transform="rotate (1.5707963267946) translate (12.819cm 4.207cm)">
          <draw:text-box>
            <text:p text:style-name="P2"><text:span text:style-name="T2">AppData</text:span></text:p>
          </draw:text-box>
        </draw:frame>
        <draw:frame draw:style-name="gr13" draw:text-style-name="P1" draw:layer="layout" svg:width="1.493cm" svg:height="0.33cm" draw:transform="rotate (1.5707963267946) translate (13.219cm 4.207cm)">
          <draw:text-box>
            <text:p text:style-name="P2"><text:span text:style-name="T2">AppMeta</text:span></text:p>
          </draw:text-box>
        </draw:frame>
        <draw:frame draw:style-name="gr13" draw:text-style-name="P1" draw:layer="layout" svg:width="1.493cm" svg:height="0.33cm" draw:transform="rotate (1.5707963267946) translate (14.02cm 4.207cm)">
          <draw:text-box>
            <text:p text:style-name="P2"><text:span text:style-name="T2">AppLsnReq</text:span></text:p>
          </draw:text-box>
        </draw:frame>
        <draw:frame draw:style-name="gr13" draw:text-style-name="P1" draw:layer="layout" svg:width="1.493cm" svg:height="0.33cm" draw:transform="rotate (1.5707963267946) translate (14.421cm 4.207cm)">
          <draw:text-box>
            <text:p text:style-name="P2"><text:span text:style-name="T2">AppLsnRep</text:span></text:p>
          </draw:text-box>
        </draw:frame>
        <draw:rect draw:style-name="gr5" xml:id="id79" draw:id="id79" draw:layer="layout" svg:width="0.3cm" svg:height="0.254cm" svg:x="14.202cm" svg:y="4.6cm">
          <text:p/>
        </draw:rect>
        <draw:rect draw:style-name="gr5" draw:layer="layout" svg:width="0.3cm" svg:height="0.254cm" svg:x="14.603cm" svg:y="4.5cm">
          <text:p/>
        </draw:rect>
        <draw:rect draw:style-name="gr5" draw:layer="layout" svg:width="0.501cm" svg:height="0.254cm" svg:x="12.901cm" svg:y="4.5cm">
          <text:p/>
        </draw:rect>
        <draw:rect draw:style-name="gr5" draw:layer="layout" svg:width="0.3cm" svg:height="0.254cm" svg:x="13.401cm" svg:y="4.5cm">
          <text:p/>
        </draw:rect>
        <draw:connector draw:style-name="gr44" draw:layer="layout" svg:x1="15.151cm" svg:y1="1.64cm" svg:x2="15.152cm" svg:y2="4.601cm" draw:start-shape="id83" draw:start-glue-point="2" draw:end-shape="id84" draw:end-glue-point="0" svg:d="M15151 1640v1481h1v1480">
          <text:p/>
        </draw:connector>
        <draw:frame draw:style-name="gr46" draw:text-style-name="P1" draw:layer="layout" svg:width="1.493cm" svg:height="0.33cm" draw:transform="rotate (1.5707963267946) translate (14.82cm 4.208cm)">
          <draw:text-box>
            <text:p text:style-name="P2"><text:span text:style-name="T2">AppClsReq</text:span></text:p>
          </draw:text-box>
        </draw:frame>
        <draw:rect draw:style-name="gr5" xml:id="id84" draw:id="id84" draw:layer="layout" svg:width="0.3cm" svg:height="0.254cm" svg:x="15.002cm" svg:y="4.601cm">
          <text:p/>
        </draw:rect>
        <draw:rect draw:style-name="gr5" xml:id="id88" draw:id="id88" draw:layer="layout" svg:width="0.501cm" svg:height="0.254cm" svg:x="15.939cm" svg:y="4.501cm">
          <text:p/>
        </draw:rect>
        <draw:rect draw:style-name="gr20" xml:id="id86" draw:id="id86" draw:layer="layout" svg:width="0.3cm" svg:height="0.254cm" svg:x="16.841cm" svg:y="4.601cm">
          <text:p/>
        </draw:rect>
        <draw:connector draw:style-name="gr44" draw:layer="layout" svg:x1="16.991cm" svg:y1="1.64cm" svg:x2="16.991cm" svg:y2="4.601cm" draw:start-shape="id85" draw:start-glue-point="2" draw:end-shape="id86" draw:end-glue-point="0" svg:d="M16991 1640v2961">
          <text:p/>
        </draw:connector>
        <draw:connector draw:style-name="gr14" draw:layer="layout" svg:x1="16.189cm" svg:y1="1.64cm" svg:x2="16.189cm" svg:y2="4.501cm" draw:start-shape="id87" draw:start-glue-point="2" draw:end-shape="id88" draw:end-glue-point="0" svg:d="M16189 1640v2861">
          <text:p/>
        </draw:connector>
        <draw:connector draw:style-name="gr44" draw:layer="layout" svg:x1="16.589cm" svg:y1="1.589cm" svg:x2="16.591cm" svg:y2="4.601cm" draw:end-shape="id89" draw:end-glue-point="0" svg:d="M16589 1589v1256h2v1756">
          <text:p/>
        </draw:connector>
        <draw:frame draw:style-name="gr13" draw:text-style-name="P1" draw:layer="layout" svg:width="1.493cm" svg:height="0.33cm" draw:transform="rotate (1.5707963267946) translate (15.858cm 4.151cm)">
          <draw:text-box>
            <text:p text:style-name="P2"><text:span text:style-name="T2">AppData</text:span></text:p>
          </draw:text-box>
        </draw:frame>
        <draw:frame draw:style-name="gr13" draw:text-style-name="P1" draw:layer="layout" svg:width="1.493cm" svg:height="0.33cm" draw:transform="rotate (1.5707963267946) translate (16.258cm 4.151cm)">
          <draw:text-box>
            <text:p text:style-name="P2"><text:span text:style-name="T2">AppMeta</text:span></text:p>
          </draw:text-box>
        </draw:frame>
        <draw:frame draw:style-name="gr13" draw:text-style-name="P1" draw:layer="layout" svg:width="1.493cm" svg:height="0.33cm" draw:transform="rotate (1.5707963267946) translate (16.658cm 4.151cm)">
          <draw:text-box>
            <text:p text:style-name="P2"><text:span text:style-name="T2">AppDLen</text:span></text:p>
          </draw:text-box>
        </draw:frame>
        <draw:rect draw:style-name="gr20" xml:id="id89" draw:id="id89" draw:layer="layout" svg:width="0.3cm" svg:height="0.254cm" svg:x="16.441cm" svg:y="4.601cm">
          <text:p/>
        </draw:rect>
        <draw:rect draw:style-name="gr47" draw:text-style-name="P4" draw:layer="layout" svg:width="19cm" svg:height="12.8cm" svg:x="1cm" svg:y="1cm">
          <text:p/>
        </draw:rect>
        <draw:frame draw:style-name="gr48" draw:layer="layout" svg:width="5.95cm" svg:height="0.674cm" svg:x="11.7cm" svg:y="0.975cm">
          <draw:text-box>
            <text:p>UAIF</text:p>
          </draw:text-box>
        </draw:frame>
        <draw:rect draw:style-name="gr40" draw:layer="layout" svg:width="5.9cm" svg:height="1cm" svg:x="11.75cm" svg:y="4.5cm">
          <text:p>UOE</text:p>
        </draw:rect>
        <draw:rect draw:style-name="gr7" xml:id="id3" draw:id="id3" draw:layer="layout" svg:width="2.55cm" svg:height="0.55cm" svg:x="13.95cm" svg:y="8.3cm">
          <text:p>L3MUX</text:p>
        </draw:rect>
        <draw:rect draw:style-name="gr20" xml:id="id76" draw:id="id76" draw:layer="layout" svg:width="0.501cm" svg:height="0.254cm" svg:x="6.95cm" svg:y="11cm">
          <text:p/>
        </draw:rect>
        <draw:g>
          <draw:line draw:style-name="gr2" draw:layer="layout" svg:x1="3.65cm" svg:y1="11.764cm" svg:x2="4.8cm" svg:y2="11.764cm">
            <text:p/>
          </draw:line>
          <draw:frame draw:style-name="gr3" draw:text-style-name="P1" draw:layer="layout" svg:width="0.786cm" svg:height="0.33cm" svg:x="3.883cm" svg:y="11.45cm">
            <draw:text-box>
              <text:p><text:span text:style-name="T1">IP4@</text:span></text:p>
            </draw:text-box>
          </draw:frame>
        </draw:g>
        <draw:rect draw:style-name="gr40" xml:id="id51" draw:id="id51" draw:layer="layout" svg:width="3.25cm" svg:height="1cm" svg:x="4.8cm" svg:y="11cm">
          <text:p>IPRX</text:p>
        </draw:rect>
        <draw:rect draw:style-name="gr40" xml:id="id4" draw:id="id4" draw:layer="layout" svg:width="2.5cm" svg:height="1cm" svg:x="13.975cm" svg:y="9.3cm">
          <text:p>IPTX</text:p>
        </draw:rect>
        <draw:g>
          <draw:frame draw:style-name="gr3" draw:text-style-name="P1" draw:layer="layout" svg:width="0.786cm" svg:height="0.33cm" svg:x="11.977cm" svg:y="6.45cm">
            <draw:text-box>
              <text:p><text:span text:style-name="T1">IP4@</text:span></text:p>
            </draw:text-box>
          </draw:frame>
          <draw:polyline draw:style-name="gr49" draw:layer="layout" svg:width="1.249cm" svg:height="0.349cm" svg:x="11.65cm" svg:y="6.75cm" svg:viewBox="0 0 1250 350" draw:points="1250,0 0,0 0,350">
            <text:p/>
          </draw:polyline>
        </draw:g>
        <draw:rect draw:style-name="gr40" xml:id="id71" draw:id="id71" draw:layer="layout" svg:width="2.85cm" svg:height="1cm" svg:x="9.5cm" svg:y="7cm">
          <text:p>ICMP</text:p>
        </draw:rect>
        <draw:g>
          <draw:frame draw:style-name="gr3" draw:text-style-name="P1" draw:layer="layout" svg:width="0.786cm" svg:height="0.33cm" svg:x="3.94cm" svg:y="5.85cm">
            <draw:text-box>
              <text:p><text:span text:style-name="T1">IP4@</text:span></text:p>
            </draw:text-box>
          </draw:frame>
          <draw:polyline draw:style-name="gr49" draw:layer="layout" svg:width="0.886cm" svg:height="0.349cm" svg:x="3.812cm" svg:y="5.45cm" svg:viewBox="0 0 887 350" draw:points="0,350 887,350 887,0">
            <text:p/>
          </draw:polyline>
        </draw:g>
        <draw:rect draw:style-name="gr40" draw:layer="layout" svg:width="8cm" svg:height="1cm" svg:x="2.5cm" svg:y="4.5cm">
          <text:p>TOE</text:p>
        </draw:rect>
        <draw:g>
          <draw:line draw:style-name="gr2" draw:layer="layout" svg:x1="17.694cm" svg:y1="9.454cm" svg:x2="16.544cm" svg:y2="9.454cm">
            <text:p/>
          </draw:line>
          <draw:frame draw:style-name="gr3" draw:text-style-name="P1" draw:layer="layout" svg:width="0.79cm" svg:height="0.33cm" svg:x="16.812cm" svg:y="9.14cm">
            <draw:text-box>
              <text:p><text:span text:style-name="T1">MAC@</text:span></text:p>
            </draw:text-box>
          </draw:frame>
          <draw:line draw:style-name="gr2" draw:layer="layout" svg:x1="17.694cm" svg:y1="9.834cm" svg:x2="16.544cm" svg:y2="9.834cm">
            <text:p/>
          </draw:line>
          <draw:frame draw:style-name="gr3" draw:text-style-name="P1" draw:layer="layout" svg:width="1.319cm" svg:height="0.33cm" svg:x="16.812cm" svg:y="9.52cm">
            <draw:text-box>
              <text:p><text:span text:style-name="T1">SubNetMask</text:span></text:p>
            </draw:text-box>
          </draw:frame>
          <draw:line draw:style-name="gr2" draw:layer="layout" svg:x1="17.694cm" svg:y1="10.214cm" svg:x2="16.544cm" svg:y2="10.214cm">
            <text:p/>
          </draw:line>
          <draw:frame draw:style-name="gr3" draw:text-style-name="P1" draw:layer="layout" svg:width="1.158cm" svg:height="0.33cm" svg:x="16.812cm" svg:y="9.9cm">
            <draw:text-box>
              <text:p><text:span text:style-name="T1">Gateway@</text:span></text:p>
            </draw:text-box>
          </draw:frame>
        </draw:g>
        <draw:rect draw:style-name="gr50" draw:text-style-name="P14" draw:layer="layout" svg:width="2cm" svg:height="0.8cm" draw:transform="rotate (1.5707963267946) translate (1.15cm 7.55cm)">
          <text:p><text:span text:style-name="T12">RxP</text:span></text:p>
        </draw:rect>
        <draw:rect draw:style-name="gr50" draw:text-style-name="P14" draw:layer="layout" svg:width="2cm" svg:height="0.8cm" draw:transform="rotate (1.5707963267946) translate (1.15cm 4.5cm)">
          <text:p><text:span text:style-name="T12">TxP</text:span></text:p>
        </draw:rect>
      </draw:page>
      <draw:page draw:name="page2" draw:style-name="dp1" draw:master-page-name="Default">
        <draw:line draw:style-name="gr2" draw:layer="layout" svg:x1="10.65cm" svg:y1="2.3cm" svg:x2="10.654cm" svg:y2="3cm">
          <text:p/>
        </draw:line>
        <draw:line draw:style-name="gr2" draw:layer="layout" svg:x1="14.65cm" svg:y1="7.7cm" svg:x2="14.65cm" svg:y2="8.6cm">
          <text:p/>
        </draw:line>
        <draw:g>
          <draw:line draw:style-name="gr2" draw:layer="layout" svg:x1="10cm" svg:y1="11.5cm" svg:x2="8.5cm" svg:y2="11.5cm">
            <text:p/>
          </draw:line>
          <draw:frame draw:style-name="gr3" draw:text-style-name="P1" draw:layer="layout" svg:width="0.79cm" svg:height="0.33cm" svg:x="9.031cm" svg:y="11.186cm">
            <draw:text-box>
              <text:p><text:span text:style-name="T1">MAC@</text:span></text:p>
            </draw:text-box>
          </draw:frame>
        </draw:g>
        <draw:connector draw:style-name="gr51" draw:layer="layout" draw:line-skew="-0.142cm" svg:x1="10.52cm" svg:y1="7.487cm" svg:x2="9.92cm" svg:y2="8.496cm" draw:start-shape="id90" draw:start-glue-point="2" draw:end-shape="id91" draw:end-glue-point="0" svg:d="M10520 7487v363h-600v646">
          <text:p/>
        </draw:connector>
        <draw:connector draw:style-name="gr52" draw:layer="layout" svg:x1="4.051cm" svg:y1="7.504cm" svg:x2="1.998cm" svg:y2="8.002cm" draw:start-shape="id92" draw:start-glue-point="2" draw:end-shape="id93" draw:end-glue-point="2" svg:d="M4051 7504v501h-1151v-3h-902">
          <text:p/>
        </draw:connector>
        <draw:connector draw:style-name="gr52" draw:layer="layout" svg:x1="4.051cm" svg:y1="6.5cm" svg:x2="1.998cm" svg:y2="5.801cm" draw:start-shape="id94" draw:start-glue-point="0" draw:end-shape="id95" draw:end-glue-point="2" svg:d="M4051 6500v-699h-2053">
          <text:p/>
        </draw:connector>
        <draw:connector draw:style-name="gr51" draw:layer="layout" svg:x1="17.63cm" svg:y1="9.6cm" svg:x2="17.63cm" svg:y2="11.1cm" draw:start-shape="id96" draw:start-glue-point="2" draw:end-shape="id97" draw:end-glue-point="0" svg:d="M17630 9600v1500">
          <text:p/>
        </draw:connector>
        <draw:connector draw:style-name="gr53" draw:layer="layout" svg:x1="7.378cm" svg:y1="7.5cm" svg:x2="7.383cm" svg:y2="8.15cm" draw:start-shape="id98" draw:start-glue-point="3" draw:end-shape="id99" draw:end-glue-point="1" svg:d="M7378 7500v325h5v325">
          <text:p/>
        </draw:connector>
        <draw:connector draw:style-name="gr54" draw:layer="layout" svg:x1="7.13cm" svg:y1="7.5cm" svg:x2="7.13cm" svg:y2="8.15cm" draw:start-shape="id100" draw:start-glue-point="3" draw:end-shape="id101" draw:end-glue-point="1" svg:d="M7130 7500v650">
          <text:p/>
        </draw:connector>
        <draw:connector draw:style-name="gr54" draw:layer="layout" svg:x1="16.197cm" svg:y1="9.25cm" svg:x2="15cm" svg:y2="9.25cm" draw:start-shape="id102" draw:start-glue-point="0" svg:d="M16197 9250h-1197">
          <text:p/>
        </draw:connector>
        <draw:connector draw:style-name="gr55" draw:layer="layout" svg:x1="9.25cm" svg:y1="4cm" svg:x2="9.25cm" svg:y2="6.5cm" draw:start-shape="id103" draw:start-glue-point="2" draw:end-shape="id104" draw:end-glue-point="0" svg:d="M9250 4000v2500">
          <text:p/>
        </draw:connector>
        <draw:connector draw:style-name="gr54" draw:layer="layout" svg:x1="7.729cm" svg:y1="7.5cm" svg:x2="7.729cm" svg:y2="8.15cm" draw:start-shape="id105" draw:start-glue-point="3" draw:end-shape="id106" draw:end-glue-point="1" svg:d="M7729 7500v650">
          <text:p/>
        </draw:connector>
        <draw:connector draw:style-name="gr53" draw:layer="layout" svg:x1="7.977cm" svg:y1="7.5cm" svg:x2="7.982cm" svg:y2="8.15cm" draw:start-shape="id107" draw:start-glue-point="3" draw:end-shape="id108" draw:end-glue-point="1" svg:d="M7977 7500v325h5v325">
          <text:p/>
        </draw:connector>
        <draw:polyline draw:style-name="gr52" draw:layer="layout" svg:width="6.292cm" svg:height="2.299cm" svg:x="5.307cm" svg:y="7.5cm" svg:viewBox="0 0 6293 2300" draw:points="6293,0 6293,2300 2043,2300 1243,2300 1243,1700 0,1700 0,2058">
          <text:p/>
        </draw:polyline>
        <draw:connector draw:style-name="gr52" draw:layer="layout" svg:x1="5.307cm" svg:y1="9.71cm" svg:x2="5.301cm" svg:y2="11cm" draw:start-shape="id109" draw:start-glue-point="2" draw:end-shape="id110" draw:end-glue-point="0" svg:d="M5307 9710v645h-6v645">
          <text:p/>
        </draw:connector>
        <draw:connector draw:style-name="gr51" draw:layer="layout" svg:x1="9.158cm" svg:y1="8.052cm" svg:x2="9.15cm" svg:y2="8.5cm" draw:start-shape="id111" draw:start-glue-point="2" draw:end-shape="id112" draw:end-glue-point="0" svg:d="M9158 8052v224h-8v224">
          <text:p/>
        </draw:connector>
        <draw:connector draw:style-name="gr52" draw:layer="layout" draw:line-skew="1.25cm" svg:x1="15.549cm" svg:y1="7.5cm" svg:x2="6.803cm" svg:y2="11cm" draw:start-shape="id113" draw:start-glue-point="2" draw:end-shape="id114" draw:end-glue-point="0" svg:d="M15549 7500v3000h-8746v500">
          <text:p/>
        </draw:connector>
        <draw:connector draw:style-name="gr55" draw:layer="layout" svg:x1="16.85cm" svg:y1="4cm" svg:x2="16.85cm" svg:y2="5cm" draw:start-shape="id115" draw:start-glue-point="2" draw:end-shape="id116" draw:end-glue-point="0" svg:d="M16850 4000v1000">
          <text:p/>
        </draw:connector>
        <draw:connector draw:style-name="gr55" draw:layer="layout" svg:x1="17.15cm" svg:y1="4cm" svg:x2="17.15cm" svg:y2="5cm" draw:start-shape="id117" draw:start-glue-point="2" draw:end-shape="id118" draw:end-glue-point="0" svg:d="M17150 4000v1000">
          <text:p/>
        </draw:connector>
        <draw:connector draw:style-name="gr53" draw:layer="layout" svg:x1="10.8cm" svg:y1="3.988cm" svg:x2="10.8cm" svg:y2="4.984cm" draw:start-shape="id119" draw:start-glue-point="2" draw:end-shape="id120" draw:end-glue-point="0" svg:d="M10800 3988v996">
          <text:p/>
        </draw:connector>
        <draw:connector draw:style-name="gr55" draw:layer="layout" svg:x1="15.75cm" svg:y1="4.004cm" svg:x2="15.75cm" svg:y2="5cm" draw:start-shape="id121" draw:start-glue-point="2" draw:end-shape="id122" draw:end-glue-point="0" svg:d="M15750 4004v996">
          <text:p/>
        </draw:connector>
        <draw:connector draw:style-name="gr53" draw:layer="layout" svg:x1="15.45cm" svg:y1="4.004cm" svg:x2="15.45cm" svg:y2="5cm" draw:start-shape="id123" draw:start-glue-point="2" draw:end-shape="id124" draw:end-glue-point="0" svg:d="M15450 4004v996">
          <text:p/>
        </draw:connector>
        <draw:connector draw:style-name="gr53" draw:layer="layout" svg:x1="11.65cm" svg:y1="3.988cm" svg:x2="11.65cm" svg:y2="5cm" draw:start-shape="id125" draw:start-glue-point="2" draw:end-shape="id126" draw:end-glue-point="0" svg:d="M11650 3988v1012">
          <text:p/>
        </draw:connector>
        <draw:connector draw:style-name="gr52" draw:layer="layout" svg:x1="12.603cm" svg:y1="4.984cm" svg:x2="12.603cm" svg:y2="3.988cm" draw:start-shape="id127" draw:start-glue-point="0" draw:end-shape="id128" draw:end-glue-point="2" svg:d="M12603 4984v-996">
          <text:p/>
        </draw:connector>
        <draw:connector draw:style-name="gr53" draw:layer="layout" svg:x1="13cm" svg:y1="4.984cm" svg:x2="13cm" svg:y2="3.988cm" draw:start-shape="id129" draw:start-glue-point="0" draw:end-shape="id130" draw:end-glue-point="2" svg:d="M13000 4984v-996">
          <text:p/>
        </draw:connector>
        <draw:connector draw:style-name="gr53" draw:layer="layout" svg:x1="13.3cm" svg:y1="4.984cm" svg:x2="13.3cm" svg:y2="3.988cm" draw:start-shape="id131" draw:start-glue-point="0" draw:end-shape="id132" draw:end-glue-point="2" svg:d="M13300 4984v-996">
          <text:p/>
        </draw:connector>
        <draw:connector draw:style-name="gr53" draw:layer="layout" svg:x1="11.95cm" svg:y1="5cm" svg:x2="11.95cm" svg:y2="3.988cm" draw:start-shape="id133" draw:start-glue-point="0" draw:end-shape="id134" draw:end-glue-point="2" svg:d="M11950 5000v-1012">
          <text:p/>
        </draw:connector>
        <draw:connector draw:style-name="gr53" draw:layer="layout" svg:x1="14.85cm" svg:y1="4cm" svg:x2="14.85cm" svg:y2="5cm" draw:start-shape="id135" draw:start-glue-point="2" draw:end-shape="id136" draw:end-glue-point="0" svg:d="M14850 4000v1000">
          <text:p/>
        </draw:connector>
        <draw:connector draw:style-name="gr55" draw:layer="layout" svg:x1="16.15cm" svg:y1="6.004cm" svg:x2="16.15cm" svg:y2="6.5cm" draw:start-shape="id137" draw:start-glue-point="2" draw:end-shape="id138" draw:end-glue-point="0" svg:d="M16150 6004v496">
          <text:p/>
        </draw:connector>
        <draw:connector draw:style-name="gr55" draw:layer="layout" svg:x1="15.85cm" svg:y1="6.004cm" svg:x2="15.85cm" svg:y2="6.5cm" draw:start-shape="id139" draw:start-glue-point="2" draw:end-shape="id140" draw:end-glue-point="0" svg:d="M15850 6004v496">
          <text:p/>
        </draw:connector>
        <draw:connector draw:style-name="gr55" draw:layer="layout" svg:x1="17.05cm" svg:y1="6.004cm" svg:x2="17.05cm" svg:y2="6.5cm" draw:start-shape="id141" draw:start-glue-point="2" draw:end-shape="id142" draw:end-glue-point="0" svg:d="M17050 6004v496">
          <text:p/>
        </draw:connector>
        <draw:connector draw:style-name="gr53" draw:layer="layout" svg:x1="16.75cm" svg:y1="6.004cm" svg:x2="16.75cm" svg:y2="6.5cm" draw:start-shape="id143" draw:start-glue-point="2" draw:end-shape="id144" draw:end-glue-point="0" svg:d="M16750 6004v496">
          <text:p/>
        </draw:connector>
        <draw:connector draw:style-name="gr53" draw:layer="layout" svg:x1="14.65cm" svg:y1="6.004cm" svg:x2="14.65cm" svg:y2="6.5cm" draw:start-shape="id145" draw:start-glue-point="2" draw:end-shape="id146" draw:end-glue-point="0" svg:d="M14650 6004v496">
          <text:p/>
        </draw:connector>
        <draw:connector draw:style-name="gr54" draw:layer="layout" svg:x1="13.651cm" svg:y1="7.025cm" svg:x2="13.254cm" svg:y2="7.025cm" draw:start-shape="id147" draw:start-glue-point="0" draw:end-shape="id148" draw:end-glue-point="2" svg:d="M13651 7025h-397">
          <text:p/>
        </draw:connector>
        <draw:connector draw:style-name="gr53" draw:layer="layout" draw:line-skew="1.006cm" svg:x1="11.977cm" svg:y1="7.487cm" svg:x2="5.677cm" svg:y2="11cm" draw:start-shape="id149" draw:start-glue-point="2" draw:end-shape="id150" draw:end-glue-point="0" svg:d="M11977 7487v2763h-6300v750">
          <text:p/>
        </draw:connector>
        <draw:connector draw:style-name="gr51" draw:layer="layout" draw:line-skew="-0.051cm 0.311cm 0.101cm" svg:x1="9.92cm" svg:y1="9.55cm" svg:x2="14cm" svg:y2="8.6cm" draw:start-shape="id151" draw:start-glue-point="2" draw:end-shape="id152" draw:end-glue-point="0" svg:d="M9920 9550v450h2353v-1800h1727v400">
          <text:p/>
        </draw:connector>
        <draw:rect draw:style-name="gr56" draw:text-style-name="P4" draw:layer="layout" svg:width="13cm" svg:height="0.95cm" svg:x="4cm" svg:y="1cm">
          <text:p/>
        </draw:rect>
        <draw:connector draw:style-name="gr57" draw:layer="layout" svg:x1="4.776cm" svg:y1="7.498cm" svg:x2="1.998cm" svg:y2="8.601cm" draw:start-shape="id153" draw:start-glue-point="2" draw:end-shape="id154" draw:end-glue-point="2" svg:d="M4776 7498v1103h-2778">
          <text:p/>
        </draw:connector>
        <draw:connector draw:style-name="gr57" draw:layer="layout" svg:x1="8.874cm" svg:y1="2.552cm" svg:x2="8.874cm" svg:y2="3cm" draw:end-shape="id155" draw:end-glue-point="0" svg:d="M8874 2552v448">
          <text:p/>
        </draw:connector>
        <draw:connector draw:style-name="gr52" draw:layer="layout" svg:x1="14.251cm" svg:y1="6.004cm" svg:x2="14.251cm" svg:y2="6.5cm" draw:start-shape="id156" draw:start-glue-point="2" draw:end-shape="id157" draw:end-glue-point="0" svg:d="M14251 6004v496">
          <text:p/>
        </draw:connector>
        <draw:connector draw:style-name="gr57" draw:layer="layout" svg:x1="15.456cm" svg:y1="6.004cm" svg:x2="15.456cm" svg:y2="6.5cm" draw:start-shape="id158" draw:start-glue-point="2" draw:end-shape="id159" draw:end-glue-point="0" svg:d="M15456 6004v496">
          <text:p/>
        </draw:connector>
        <draw:connector draw:style-name="gr51" draw:layer="layout" draw:line-skew="0cm 0cm 0.101cm" svg:x1="16.054cm" svg:y1="12.15cm" svg:x2="11.982cm" svg:y2="13.05cm" draw:start-shape="id160" draw:start-glue-point="2" draw:end-shape="id161" draw:end-glue-point="0" svg:d="M16054 12150v501h-2038v-1h-2034v400">
          <text:p/>
        </draw:connector>
        <draw:connector draw:style-name="gr51" draw:layer="layout" svg:x1="14.004cm" svg:y1="9.6cm" svg:x2="14.104cm" svg:y2="11.1cm" draw:start-shape="id162" draw:start-glue-point="2" draw:end-shape="id163" draw:end-glue-point="0" svg:d="M14004 9600v750h100v750">
          <text:p/>
        </draw:connector>
        <draw:connector draw:style-name="gr52" draw:layer="layout" draw:line-skew="0.049cm" svg:x1="5.65cm" svg:y1="7.504cm" svg:x2="4.292cm" svg:y2="9.998cm" draw:start-shape="id164" draw:start-glue-point="2" svg:d="M5650 7504v1547h-1358v947">
          <text:p/>
        </draw:connector>
        <draw:connector draw:style-name="gr52" draw:layer="layout" svg:x1="4.292cm" svg:y1="10.15cm" svg:x2="4.3cm" svg:y2="11cm" draw:end-shape="id165" draw:end-glue-point="0" svg:d="M4292 10150v175h8v675">
          <text:p/>
        </draw:connector>
        <draw:connector draw:style-name="gr51" draw:layer="layout" svg:x1="14.279cm" svg:y1="7.504cm" svg:x2="10.753cm" svg:y2="8.5cm" draw:start-shape="id166" draw:start-glue-point="2" draw:end-shape="id167" draw:end-glue-point="0" svg:d="M14279 7504v501h-1763v-6h-1763v501">
          <text:p/>
        </draw:connector>
        <draw:connector draw:style-name="gr52" draw:layer="layout" svg:x1="14.45cm" svg:y1="4cm" svg:x2="14.45cm" svg:y2="5cm" draw:start-shape="id168" draw:start-glue-point="2" draw:end-shape="id169" draw:end-glue-point="0" svg:d="M14450 4000v1000">
          <text:p/>
        </draw:connector>
        <draw:connector draw:style-name="gr57" draw:layer="layout" svg:x1="16.449cm" svg:y1="4cm" svg:x2="16.453cm" svg:y2="5cm" draw:start-shape="id170" draw:start-glue-point="2" draw:end-shape="id171" draw:end-glue-point="0" svg:d="M16449 4000v500h4v500">
          <text:p/>
        </draw:connector>
        <draw:connector draw:style-name="gr51" draw:layer="layout" svg:x1="16.984cm" svg:y1="2.564cm" svg:x2="16.984cm" svg:y2="3cm" draw:end-shape="id172" draw:end-glue-point="0" svg:d="M16984 2564v436">
          <text:p/>
        </draw:connector>
        <draw:connector draw:style-name="gr51" draw:layer="layout" svg:x1="16.124cm" svg:y1="1.9cm" svg:x2="16.984cm" svg:y2="2.412cm" draw:start-shape="id173" draw:start-glue-point="2" svg:d="M16124 1900v507h860v5">
          <text:p/>
        </draw:connector>
        <draw:connector draw:style-name="gr57" draw:layer="layout" svg:x1="8.858cm" svg:y1="4cm" svg:x2="8.858cm" svg:y2="6.5cm" draw:start-shape="id174" draw:start-glue-point="2" draw:end-shape="id175" draw:end-glue-point="0" svg:d="M8858 4000v2500">
          <text:p/>
        </draw:connector>
        <draw:connector draw:style-name="gr52" draw:layer="layout" svg:x1="5.975cm" svg:y1="1.9cm" svg:x2="5.658cm" svg:y2="2.402cm" draw:start-shape="id176" draw:start-glue-point="2" svg:d="M5975 1900v502h-317">
          <text:p/>
        </draw:connector>
        <draw:connector draw:style-name="gr52" draw:layer="layout" svg:x1="6.054cm" svg:y1="12cm" svg:x2="8.75cm" svg:y2="13.05cm" draw:start-shape="id177" draw:start-glue-point="2" draw:end-shape="id178" draw:end-glue-point="0" svg:d="M6054 12000v525h2696v525">
          <text:p/>
        </draw:connector>
        <draw:connector draw:style-name="gr52" draw:layer="layout" svg:x1="5.65cm" svg:y1="4cm" svg:x2="5.65cm" svg:y2="6.5cm" draw:start-shape="id179" draw:start-glue-point="2" draw:end-shape="id180" draw:end-glue-point="0" svg:d="M5650 4000v2500">
          <text:p/>
        </draw:connector>
        <draw:connector draw:style-name="gr51" draw:layer="layout" svg:x1="9.158cm" svg:y1="7.498cm" svg:x2="9.158cm" svg:y2="7.9cm" draw:start-shape="id181" draw:start-glue-point="2" draw:end-shape="id111" draw:end-glue-point="0" svg:d="M9158 7498v402">
          <text:p/>
        </draw:connector>
        <draw:frame draw:style-name="gr58" draw:text-style-name="P3" draw:layer="layout" svg:width="1.8cm" svg:height="0.9cm" svg:x="1.75cm" svg:y="1.65cm">
          <draw:text-box>
            <text:p text:style-name="P15"><text:span text:style-name="T3">NTS0</text:span></text:p>
          </draw:text-box>
        </draw:frame>
        <draw:rect draw:style-name="gr59" draw:text-style-name="P4" draw:layer="layout" svg:width="5.55cm" svg:height="0.75cm" svg:x="7.5cm" svg:y="13.05cm">
          <text:p/>
        </draw:rect>
        <draw:frame draw:style-name="gr60" draw:text-style-name="P17" draw:layer="layout" svg:width="2.648cm" svg:height="0.538cm" svg:x="9.051cm" svg:y="13.281cm">
          <draw:text-box>
            <text:p text:style-name="P16"><text:span text:style-name="T13">ETH0</text:span></text:p>
          </draw:text-box>
        </draw:frame>
        <draw:rect draw:style-name="gr61" draw:layer="layout" svg:width="5cm" svg:height="1cm" svg:x="3.5cm" svg:y="11cm">
          <text:p/>
        </draw:rect>
        <draw:frame draw:style-name="gr62" draw:text-style-name="P16" draw:layer="layout" svg:width="1.898cm" svg:height="0.649cm" svg:x="3.551cm" svg:y="11.3cm">
          <draw:text-box>
            <text:p text:style-name="P16">IPRX</text:p>
          </draw:text-box>
        </draw:frame>
        <draw:rect draw:style-name="gr5" xml:id="id110" draw:id="id110" draw:layer="layout" svg:width="0.501cm" svg:height="0.254cm" svg:x="5.051cm" svg:y="11cm">
          <text:p/>
        </draw:rect>
        <draw:rect draw:style-name="gr5" xml:id="id114" draw:id="id114" draw:layer="layout" svg:width="0.501cm" svg:height="0.254cm" svg:x="6.553cm" svg:y="11cm">
          <text:p/>
        </draw:rect>
        <draw:rect draw:style-name="gr5" xml:id="id182" draw:id="id182" draw:layer="layout" svg:width="0.501cm" svg:height="0.254cm" svg:x="7.554cm" svg:y="11cm">
          <text:p/>
        </draw:rect>
        <draw:rect draw:style-name="gr5" xml:id="id165" draw:id="id165" draw:layer="layout" svg:width="0.501cm" svg:height="0.254cm" svg:x="4.05cm" svg:y="11cm">
          <text:p/>
        </draw:rect>
        <draw:rect draw:style-name="gr5" xml:id="id177" draw:id="id177" draw:layer="layout" svg:width="0.508cm" svg:height="0.254cm" svg:x="5.8cm" svg:y="11.746cm">
          <text:p/>
        </draw:rect>
        <draw:rect draw:style-name="gr4" draw:layer="layout" svg:width="3.736cm" svg:height="1.9cm" svg:x="16.014cm" svg:y="7.9cm">
          <text:p/>
        </draw:rect>
        <draw:rect draw:style-name="gr61" draw:layer="layout" svg:width="6.15cm" svg:height="1cm" svg:x="3.5cm" svg:y="6.5cm">
          <text:p/>
        </draw:rect>
        <draw:frame draw:style-name="gr63" draw:text-style-name="P16" draw:layer="layout" svg:width="1.998cm" svg:height="0.948cm" svg:x="5.4cm" svg:y="6.55cm">
          <draw:text-box>
            <text:p text:style-name="P16">TOE</text:p>
          </draw:text-box>
        </draw:frame>
        <draw:rect draw:style-name="gr5" xml:id="id164" draw:id="id164" draw:layer="layout" svg:width="0.501cm" svg:height="0.248cm" svg:x="5.4cm" svg:y="7.256cm">
          <text:p/>
        </draw:rect>
        <draw:rect draw:style-name="gr5" xml:id="id181" draw:id="id181" draw:layer="layout" svg:width="0.501cm" svg:height="0.248cm" svg:x="8.908cm" svg:y="7.25cm">
          <text:p/>
        </draw:rect>
        <draw:rect draw:style-name="gr5" xml:id="id180" draw:id="id180" draw:layer="layout" svg:width="0.501cm" svg:height="0.254cm" svg:x="5.4cm" svg:y="6.5cm">
          <text:p/>
        </draw:rect>
        <draw:rect draw:style-name="gr5" xml:id="id175" draw:id="id175" draw:layer="layout" svg:width="0.501cm" svg:height="0.254cm" svg:x="8.608cm" svg:y="6.5cm">
          <text:p/>
        </draw:rect>
        <draw:rect draw:style-name="gr61" draw:layer="layout" svg:width="3.85cm" svg:height="1cm" svg:x="13.65cm" svg:y="6.5cm">
          <text:p/>
        </draw:rect>
        <draw:frame draw:style-name="gr64" draw:text-style-name="P16" draw:layer="layout" svg:width="1.75cm" svg:height="0.738cm" svg:x="15.75cm" svg:y="6.75cm">
          <draw:text-box>
            <text:p text:style-name="P16">UDP</text:p>
          </draw:text-box>
        </draw:frame>
        <draw:rect draw:style-name="gr5" xml:id="id166" draw:id="id166" draw:layer="layout" svg:width="0.502cm" svg:height="0.254cm" svg:x="14.028cm" svg:y="7.25cm">
          <text:p/>
        </draw:rect>
        <draw:rect draw:style-name="gr5" xml:id="id157" draw:id="id157" draw:layer="layout" svg:width="0.502cm" svg:height="0.254cm" svg:x="14cm" svg:y="6.5cm">
          <text:p/>
        </draw:rect>
        <draw:rect draw:style-name="gr5" xml:id="id159" draw:id="id159" draw:layer="layout" svg:width="0.502cm" svg:height="0.254cm" svg:x="15.205cm" svg:y="6.5cm">
          <text:p/>
        </draw:rect>
        <draw:rect draw:style-name="gr61" draw:layer="layout" svg:width="3.3cm" svg:height="1cm" svg:x="9.95cm" svg:y="6.5cm">
          <text:p/>
        </draw:rect>
        <draw:frame draw:style-name="gr65" draw:text-style-name="P16" draw:layer="layout" svg:width="3.3cm" svg:height="0.699cm" svg:x="9.95cm" svg:y="6.551cm">
          <draw:text-box>
            <text:p text:style-name="P16">ICMP</text:p>
          </draw:text-box>
        </draw:frame>
        <draw:rect draw:style-name="gr5" draw:layer="layout" svg:width="0.533cm" svg:height="0.254cm" svg:x="11.318cm" svg:y="7.233cm">
          <text:p/>
        </draw:rect>
        <draw:rect draw:style-name="gr5" xml:id="id90" draw:id="id90" draw:layer="layout" svg:width="0.498cm" svg:height="0.254cm" svg:x="10.271cm" svg:y="7.233cm">
          <text:p/>
        </draw:rect>
        <draw:rect draw:style-name="gr61" draw:layer="layout" svg:width="7.5cm" svg:height="1cm" svg:x="10cm" svg:y="5cm">
          <text:p/>
        </draw:rect>
        <draw:frame draw:style-name="gr66" draw:text-style-name="P16" draw:layer="layout" svg:width="3.949cm" svg:height="0.652cm" svg:x="10cm" svg:y="5.301cm">
          <draw:text-box>
            <text:p text:style-name="P16">UDMX</text:p>
          </draw:text-box>
        </draw:frame>
        <draw:rect draw:style-name="gr5" xml:id="id156" draw:id="id156" draw:layer="layout" svg:width="0.502cm" svg:height="0.254cm" svg:x="14cm" svg:y="5.75cm">
          <text:p/>
        </draw:rect>
        <draw:rect draw:style-name="gr5" xml:id="id158" draw:id="id158" draw:layer="layout" svg:width="0.502cm" svg:height="0.254cm" svg:x="15.205cm" svg:y="5.75cm">
          <text:p/>
        </draw:rect>
        <draw:rect draw:style-name="gr5" xml:id="id169" draw:id="id169" draw:layer="layout" svg:width="0.501cm" svg:height="0.254cm" svg:x="14.2cm" svg:y="5cm">
          <text:p/>
        </draw:rect>
        <draw:rect draw:style-name="gr5" xml:id="id171" draw:id="id171" draw:layer="layout" svg:width="0.501cm" svg:height="0.254cm" svg:x="16.203cm" svg:y="5cm">
          <text:p/>
        </draw:rect>
        <draw:rect draw:style-name="gr67" draw:text-style-name="P4" draw:layer="layout" svg:width="0.977cm" svg:height="8.85cm" svg:x="1.023cm" svg:y="2.5cm">
          <text:p/>
        </draw:rect>
        <draw:frame draw:style-name="gr22" draw:text-style-name="P18" draw:layer="layout" svg:width="0.75cm" svg:height="2cm" svg:x="1cm" svg:y="2.55cm">
          <draw:text-box>
            <text:p text:style-name="P16"><text:span text:style-name="T4">M</text:span></text:p>
            <text:p text:style-name="P16"><text:span text:style-name="T4">E</text:span></text:p>
            <text:p text:style-name="P16"><text:span text:style-name="T4">M</text:span></text:p>
          </draw:text-box>
        </draw:frame>
        <draw:rect draw:style-name="gr10" xml:id="id178" draw:id="id178" draw:layer="layout" svg:width="0.5cm" svg:height="0.25cm" svg:x="8.5cm" svg:y="13.05cm">
          <text:p/>
        </draw:rect>
        <draw:rect draw:style-name="gr10" xml:id="id161" draw:id="id161" draw:layer="layout" svg:width="0.5cm" svg:height="0.25cm" svg:x="11.732cm" svg:y="13.05cm">
          <text:p/>
        </draw:rect>
        <draw:connector draw:style-name="gr52" draw:layer="layout" svg:x1="16.9cm" svg:y1="10.202cm" svg:x2="7.804cm" svg:y2="11cm" draw:end-shape="id182" draw:end-glue-point="0" svg:d="M16900 10202v149h-9096v649">
          <text:p/>
        </draw:connector>
        <draw:rect draw:style-name="gr5" xml:id="id105" draw:id="id105" draw:layer="layout" svg:width="0.25cm" svg:height="0.254cm" draw:transform="rotate (1.5707963267946) translate (7.602cm 7.5cm)">
          <text:p/>
        </draw:rect>
        <draw:rect draw:style-name="gr5" xml:id="id94" draw:id="id94" draw:layer="layout" svg:width="0.501cm" svg:height="0.254cm" svg:x="3.801cm" svg:y="6.5cm">
          <text:p/>
        </draw:rect>
        <draw:rect draw:style-name="gr5" xml:id="id189" draw:id="id189" draw:layer="layout" svg:width="0.501cm" svg:height="0.254cm" svg:x="4.526cm" svg:y="6.5cm">
          <text:p/>
        </draw:rect>
        <draw:connector draw:style-name="gr51" draw:layer="layout" svg:x1="6.824cm" svg:y1="1.9cm" svg:x2="8.874cm" svg:y2="2.4cm" draw:start-shape="id183" draw:start-glue-point="2" svg:d="M6824 1900v501h2050v-1">
          <text:p/>
        </draw:connector>
        <draw:rect draw:style-name="gr61" draw:layer="layout" svg:width="6.55cm" svg:height="1cm" svg:x="3cm" svg:y="3cm">
          <text:p/>
        </draw:rect>
        <draw:rect draw:style-name="gr5" xml:id="id179" draw:id="id179" draw:layer="layout" svg:width="0.5cm" svg:height="0.254cm" svg:x="5.4cm" svg:y="3.746cm">
          <text:p/>
        </draw:rect>
        <draw:rect draw:style-name="gr5" xml:id="id174" draw:id="id174" draw:layer="layout" svg:width="0.5cm" svg:height="0.254cm" svg:x="8.608cm" svg:y="3.746cm">
          <text:p/>
        </draw:rect>
        <draw:frame draw:style-name="gr68" draw:text-style-name="P16" draw:layer="layout" svg:width="1.898cm" svg:height="0.888cm" svg:x="5.451cm" svg:y="3.051cm">
          <draw:text-box>
            <text:p text:style-name="P16">TRIF</text:p>
          </draw:text-box>
        </draw:frame>
        <draw:rect draw:style-name="gr5" xml:id="id184" draw:id="id184" draw:layer="layout" svg:width="0.5cm" svg:height="0.254cm" svg:x="5.4cm" svg:y="3cm">
          <text:p/>
        </draw:rect>
        <draw:rect draw:style-name="gr5" xml:id="id155" draw:id="id155" draw:layer="layout" svg:width="0.5cm" svg:height="0.254cm" svg:x="8.624cm" svg:y="3cm">
          <text:p/>
        </draw:rect>
        <draw:connector draw:style-name="gr52" draw:layer="layout" svg:x1="5.658cm" svg:y1="2.554cm" svg:x2="5.65cm" svg:y2="3cm" draw:end-shape="id184" draw:end-glue-point="0" svg:d="M5658 2554v-55h-8v501">
          <text:p/>
        </draw:connector>
        <draw:rect draw:style-name="gr61" draw:layer="layout" svg:width="3.5cm" svg:height="1cm" svg:x="14cm" svg:y="3cm">
          <text:p/>
        </draw:rect>
        <draw:rect draw:style-name="gr5" xml:id="id168" draw:id="id168" draw:layer="layout" svg:width="0.5cm" svg:height="0.254cm" svg:x="14.2cm" svg:y="3.746cm">
          <text:p/>
        </draw:rect>
        <draw:rect draw:style-name="gr5" xml:id="id170" draw:id="id170" draw:layer="layout" svg:width="0.5cm" svg:height="0.254cm" svg:x="16.199cm" svg:y="3.746cm">
          <text:p/>
        </draw:rect>
        <draw:frame draw:style-name="gr69" draw:text-style-name="P16" draw:layer="layout" svg:width="2.05cm" svg:height="0.699cm" svg:x="14.7cm" svg:y="3.051cm">
          <draw:text-box>
            <text:p text:style-name="P16">URIF</text:p>
          </draw:text-box>
        </draw:frame>
        <draw:rect draw:style-name="gr5" xml:id="id185" draw:id="id185" draw:layer="layout" svg:width="0.5cm" svg:height="0.254cm" svg:x="14.22cm" svg:y="3cm">
          <text:p/>
        </draw:rect>
        <draw:rect draw:style-name="gr5" xml:id="id172" draw:id="id172" draw:layer="layout" svg:width="0.5cm" svg:height="0.254cm" svg:x="16.734cm" svg:y="3cm">
          <text:p/>
        </draw:rect>
        <draw:connector draw:style-name="gr52" draw:layer="layout" svg:x1="14.47cm" svg:y1="2.566cm" svg:x2="14.47cm" svg:y2="3cm" draw:end-shape="id185" draw:end-glue-point="0" svg:d="M14470 2566v434">
          <text:p/>
        </draw:connector>
        <draw:connector draw:style-name="gr52" draw:layer="layout" draw:line-skew="0.05cm" svg:x1="15.275cm" svg:y1="1.9cm" svg:x2="14.47cm" svg:y2="2.414cm" draw:start-shape="id186" draw:start-glue-point="2" svg:d="M15275 1900v558h-805v-44">
          <text:p/>
        </draw:connector>
        <draw:rect draw:style-name="gr70" draw:layer="layout" svg:width="2.75cm" svg:height="1.05cm" svg:x="8.55cm" svg:y="8.5cm">
          <text:p/>
        </draw:rect>
        <draw:frame draw:style-name="gr71" draw:text-style-name="P16" draw:layer="layout" svg:width="1.586cm" svg:height="0.538cm" svg:x="8.913cm" svg:y="8.756cm">
          <draw:text-box>
            <text:p text:style-name="P16">L3MUX</text:p>
          </draw:text-box>
        </draw:frame>
        <draw:rect draw:style-name="gr5" xml:id="id91" draw:id="id91" draw:layer="layout" svg:width="0.501cm" svg:height="0.254cm" svg:x="9.67cm" svg:y="8.496cm">
          <text:p/>
        </draw:rect>
        <draw:rect draw:style-name="gr5" xml:id="id167" draw:id="id167" draw:layer="layout" svg:width="0.501cm" svg:height="0.254cm" svg:x="10.503cm" svg:y="8.5cm">
          <text:p/>
        </draw:rect>
        <draw:rect draw:style-name="gr5" xml:id="id112" draw:id="id112" draw:layer="layout" svg:width="0.501cm" svg:height="0.254cm" svg:x="8.9cm" svg:y="8.5cm">
          <text:p/>
        </draw:rect>
        <draw:rect draw:style-name="gr5" xml:id="id151" draw:id="id151" draw:layer="layout" svg:width="0.508cm" svg:height="0.25cm" svg:x="9.666cm" svg:y="9.3cm">
          <text:p/>
        </draw:rect>
        <draw:rect draw:style-name="gr70" draw:layer="layout" svg:width="4.9cm" svg:height="1.05cm" svg:x="13.5cm" svg:y="11.1cm">
          <text:p/>
        </draw:rect>
        <draw:frame draw:style-name="gr71" draw:text-style-name="P16" draw:layer="layout" svg:width="1.586cm" svg:height="0.538cm" svg:x="15.213cm" svg:y="11.356cm">
          <draw:text-box>
            <text:p text:style-name="P16">L2MUX</text:p>
          </draw:text-box>
        </draw:frame>
        <draw:rect draw:style-name="gr5" xml:id="id97" draw:id="id97" draw:layer="layout" svg:width="0.501cm" svg:height="0.254cm" svg:x="17.38cm" svg:y="11.1cm">
          <text:p/>
        </draw:rect>
        <draw:rect draw:style-name="gr5" xml:id="id163" draw:id="id163" draw:layer="layout" svg:width="0.501cm" svg:height="0.254cm" svg:x="13.854cm" svg:y="11.1cm">
          <text:p/>
        </draw:rect>
        <draw:rect draw:style-name="gr5" xml:id="id160" draw:id="id160" draw:layer="layout" svg:width="0.508cm" svg:height="0.254cm" svg:x="15.8cm" svg:y="11.896cm">
          <text:p/>
        </draw:rect>
        <draw:rect draw:style-name="gr61" draw:layer="layout" svg:width="2.5cm" svg:height="1cm" svg:x="12.5cm" svg:y="8.6cm">
          <text:p/>
        </draw:rect>
        <draw:frame draw:style-name="gr72" draw:text-style-name="P16" draw:layer="layout" svg:width="1.25cm" svg:height="0.95cm" svg:x="12.5cm" svg:y="8.6cm">
          <draw:text-box>
            <text:p text:style-name="P16">IPTX</text:p>
          </draw:text-box>
        </draw:frame>
        <draw:rect draw:style-name="gr5" xml:id="id152" draw:id="id152" draw:layer="layout" svg:width="0.501cm" svg:height="0.254cm" svg:x="13.75cm" svg:y="8.6cm">
          <text:p/>
        </draw:rect>
        <draw:rect draw:style-name="gr5" xml:id="id162" draw:id="id162" draw:layer="layout" svg:width="0.508cm" svg:height="0.254cm" svg:x="13.75cm" svg:y="9.346cm">
          <text:p/>
        </draw:rect>
        <draw:connector draw:style-name="gr52" draw:layer="layout" svg:x1="10.404cm" svg:y1="3.988cm" svg:x2="10.404cm" svg:y2="4.984cm" draw:start-shape="id187" draw:start-glue-point="2" draw:end-shape="id188" draw:end-glue-point="0" svg:d="M10404 3988v996">
          <text:p/>
        </draw:connector>
        <draw:rect draw:style-name="gr5" xml:id="id188" draw:id="id188" draw:layer="layout" svg:width="0.501cm" svg:height="0.254cm" svg:x="10.154cm" svg:y="4.984cm">
          <text:p/>
        </draw:rect>
        <draw:rect draw:style-name="gr5" xml:id="id127" draw:id="id127" draw:layer="layout" svg:width="0.501cm" svg:height="0.254cm" svg:x="12.353cm" svg:y="4.984cm">
          <text:p/>
        </draw:rect>
        <draw:rect draw:style-name="gr61" draw:layer="layout" svg:width="3.6cm" svg:height="1cm" svg:x="10cm" svg:y="3.005cm">
          <text:p/>
        </draw:rect>
        <draw:rect draw:style-name="gr5" xml:id="id187" draw:id="id187" draw:layer="layout" svg:width="0.5cm" svg:height="0.254cm" svg:x="10.154cm" svg:y="3.734cm">
          <text:p/>
        </draw:rect>
        <draw:rect draw:style-name="gr5" xml:id="id128" draw:id="id128" draw:layer="layout" svg:width="0.5cm" svg:height="0.254cm" svg:x="12.353cm" svg:y="3.734cm">
          <text:p/>
        </draw:rect>
        <draw:frame draw:style-name="gr73" draw:text-style-name="P16" draw:layer="layout" svg:width="3.6cm" svg:height="0.648cm" svg:x="10cm" svg:y="3.056cm">
          <draw:text-box>
            <text:p text:style-name="P16">DHCP</text:p>
          </draw:text-box>
        </draw:frame>
        <draw:rect draw:style-name="gr5" xml:id="id153" draw:id="id153" draw:layer="layout" svg:width="0.501cm" svg:height="0.248cm" svg:x="4.526cm" svg:y="7.25cm">
          <text:p/>
        </draw:rect>
        <draw:rect draw:style-name="gr50" draw:text-style-name="P19" draw:layer="layout" svg:width="2cm" svg:height="0.554cm" draw:transform="rotate (1.5707963267946) translate (1.2cm 9.3cm)">
          <text:p text:style-name="P16"><text:span text:style-name="T12">RxP</text:span></text:p>
        </draw:rect>
        <draw:g>
          <draw:polyline draw:style-name="gr23" draw:layer="layout" svg:width="0.249cm" svg:height="0.499cm" svg:x="1.8cm" svg:y="12.6cm" svg:viewBox="0 0 250 500" draw:points="0,0 250,250 0,500">
            <text:p/>
          </draw:polyline>
          <draw:frame draw:style-name="gr24" draw:text-style-name="P6" draw:layer="layout" svg:width="1.391cm" svg:height="0.445cm" svg:x="2.159cm" svg:y="12.608cm">
            <draw:text-box>
              <text:p><text:span text:style-name="T5">piShlClk</text:span></text:p>
            </draw:text-box>
          </draw:frame>
        </draw:g>
        <draw:g>
          <draw:frame draw:style-name="gr25" draw:text-style-name="P6" draw:layer="layout" svg:width="1.408cm" svg:height="0.445cm" svg:x="2.145cm" svg:y="12.108cm">
            <draw:text-box>
              <text:p><text:span text:style-name="T5">piShlRst</text:span></text:p>
            </draw:text-box>
          </draw:frame>
          <draw:line draw:style-name="gr26" draw:layer="layout" svg:x1="1.8cm" svg:y1="12.35cm" svg:x2="2.05cm" svg:y2="12.35cm">
            <text:p/>
          </draw:line>
        </draw:g>
        <draw:frame draw:style-name="gr74" draw:text-style-name="P20" draw:layer="layout" svg:width="1.898cm" svg:height="0.938cm" svg:x="5.851cm" svg:y="1.011cm">
          <draw:text-box>
            <text:p text:style-name="P16"><text:span text:style-name="T14">ROLE</text:span></text:p>
          </draw:text-box>
        </draw:frame>
        <draw:rect draw:style-name="gr10" xml:id="id176" draw:id="id176" draw:layer="layout" svg:width="0.75cm" svg:height="0.254cm" svg:x="5.6cm" svg:y="1.646cm">
          <text:p/>
        </draw:rect>
        <draw:rect draw:style-name="gr10" xml:id="id183" draw:id="id183" draw:layer="layout" svg:width="0.748cm" svg:height="0.254cm" svg:x="6.45cm" svg:y="1.646cm">
          <text:p/>
        </draw:rect>
        <draw:rect draw:style-name="gr10" draw:layer="layout" svg:width="2cm" svg:height="0.554cm" svg:x="5.4cm" svg:y="1.096cm">
          <text:p/>
        </draw:rect>
        <draw:frame draw:style-name="gr75" draw:text-style-name="P19" draw:layer="layout" svg:width="0.85cm" svg:height="0.448cm" svg:x="5.949cm" svg:y="1.147cm">
          <draw:text-box>
            <text:p text:style-name="P16"><text:span text:style-name="T15">Tcp</text:span></text:p>
          </draw:text-box>
        </draw:frame>
        <draw:rect draw:style-name="gr10" xml:id="id173" draw:id="id173" draw:layer="layout" svg:width="0.748cm" svg:height="0.254cm" svg:x="15.75cm" svg:y="1.646cm">
          <text:p/>
        </draw:rect>
        <draw:rect draw:style-name="gr10" draw:layer="layout" svg:width="2cm" svg:height="0.554cm" svg:x="14.7cm" svg:y="1.096cm">
          <text:p/>
        </draw:rect>
        <draw:frame draw:style-name="gr75" draw:text-style-name="P19" draw:layer="layout" svg:width="0.85cm" svg:height="0.448cm" svg:x="15.249cm" svg:y="1.147cm">
          <draw:text-box>
            <text:p text:style-name="P16"><text:span text:style-name="T15">Udp</text:span></text:p>
          </draw:text-box>
        </draw:frame>
        <draw:rect draw:style-name="gr10" xml:id="id186" draw:id="id186" draw:layer="layout" svg:width="0.75cm" svg:height="0.254cm" svg:x="14.9cm" svg:y="1.646cm">
          <text:p/>
        </draw:rect>
        <draw:frame draw:style-name="gr76" draw:text-style-name="P20" draw:layer="layout" svg:width="7.3cm" svg:height="0.65cm" svg:x="7.4cm" svg:y="1cm">
          <draw:text-box>
            <text:p text:style-name="P16"><text:span text:style-name="T14">ROLE</text:span></text:p>
          </draw:text-box>
        </draw:frame>
        <draw:rect draw:style-name="gr5" xml:id="id107" draw:id="id107" draw:layer="layout" svg:width="0.25cm" svg:height="0.254cm" draw:transform="rotate (1.5707963267946) translate (7.85cm 7.5cm)">
          <text:p/>
        </draw:rect>
        <draw:rect draw:style-name="gr5" xml:id="id92" draw:id="id92" draw:layer="layout" svg:width="0.501cm" svg:height="0.254cm" svg:x="3.801cm" svg:y="7.25cm">
          <text:p/>
        </draw:rect>
        <draw:rect draw:style-name="gr28" xml:id="id154" draw:id="id154" draw:layer="layout" svg:width="0.501cm" svg:height="0.248cm" draw:transform="rotate (1.5707963267946) translate (1.75cm 8.851cm)">
          <text:p/>
        </draw:rect>
        <draw:rect draw:style-name="gr28" xml:id="id93" draw:id="id93" draw:layer="layout" svg:width="0.501cm" svg:height="0.248cm" draw:transform="rotate (1.5707963267946) translate (1.75cm 8.252cm)">
          <text:p/>
        </draw:rect>
        <draw:rect draw:style-name="gr50" draw:text-style-name="P19" draw:layer="layout" svg:width="2cm" svg:height="0.554cm" draw:transform="rotate (1.5707963267946) translate (1.2cm 6.5cm)">
          <text:p text:style-name="P16"><text:span text:style-name="T12">TxP</text:span></text:p>
        </draw:rect>
        <draw:rect draw:style-name="gr28" xml:id="id95" draw:id="id95" draw:layer="layout" svg:width="0.501cm" svg:height="0.248cm" draw:transform="rotate (1.5707963267946) translate (1.75cm 6.051cm)">
          <text:p/>
        </draw:rect>
        <draw:rect draw:style-name="gr28" xml:id="id190" draw:id="id190" draw:layer="layout" svg:width="0.501cm" svg:height="0.248cm" draw:transform="rotate (1.5707963267946) translate (1.75cm 5.452cm)">
          <text:p/>
        </draw:rect>
        <draw:connector draw:style-name="gr57" draw:layer="layout" svg:x1="4.776cm" svg:y1="6.5cm" svg:x2="1.998cm" svg:y2="5.202cm" draw:start-shape="id189" draw:start-glue-point="0" draw:end-shape="id190" draw:end-glue-point="2" svg:d="M4776 6500v-1298h-2778">
          <text:p/>
        </draw:connector>
        <draw:frame draw:style-name="gr22" draw:text-style-name="P18" draw:layer="layout" svg:width="0.75cm" svg:height="2cm" svg:x="1cm" svg:y="9.35cm">
          <draw:text-box>
            <text:p text:style-name="P16"><text:span text:style-name="T4">C</text:span></text:p>
            <text:p text:style-name="P16"><text:span text:style-name="T4">h</text:span></text:p>
            <text:p text:style-name="P16"><text:span text:style-name="T4">0</text:span></text:p>
          </draw:text-box>
        </draw:frame>
        <draw:frame draw:style-name="gr36" draw:text-style-name="P16" draw:layer="layout" svg:width="1.442cm" svg:height="0.538cm" svg:x="16.008cm" svg:y="7.931cm">
          <draw:text-box>
            <text:p text:style-name="P16">ARP</text:p>
          </draw:text-box>
        </draw:frame>
        <draw:connector draw:style-name="gr52" draw:layer="layout" svg:x1="16.9cm" svg:y1="9.6cm" svg:x2="16.9cm" svg:y2="10.05cm" draw:start-shape="id191" draw:start-glue-point="2" svg:d="M16900 9600v450">
          <text:p/>
        </draw:connector>
        <draw:connector draw:style-name="gr54" draw:layer="layout" svg:x1="15cm" svg:y1="9.013cm" svg:x2="16.197cm" svg:y2="9.013cm" draw:end-shape="id192" draw:end-glue-point="0" svg:d="M15000 9013h1197">
          <text:p/>
        </draw:connector>
        <draw:rect draw:style-name="gr29" xml:id="id109" draw:id="id109" draw:layer="layout" svg:width="1.016cm" svg:height="0.152cm" svg:x="4.799cm" svg:y="9.558cm">
          <text:p/>
        </draw:rect>
        <draw:frame draw:style-name="gr30" draw:text-style-name="P7" draw:layer="layout" svg:width="0.261cm" svg:height="0.369cm" svg:x="4.549cm" svg:y="9.45cm">
          <draw:text-box>
            <text:p text:style-name="P21"><text:span text:style-name="T6">1</text:span></text:p>
          </draw:text-box>
        </draw:frame>
        <draw:g>
          <draw:rect draw:style-name="gr29" draw:layer="layout" svg:width="1.016cm" svg:height="0.152cm" svg:x="3.784cm" svg:y="9.998cm">
            <text:p/>
          </draw:rect>
          <draw:frame draw:style-name="gr30" draw:text-style-name="P7" draw:layer="layout" svg:width="0.261cm" svg:height="0.369cm" svg:x="3.525cm" svg:y="9.882cm">
            <draw:text-box>
              <text:p><text:span text:style-name="T6">2</text:span></text:p>
            </draw:text-box>
          </draw:frame>
        </draw:g>
        <draw:rect draw:style-name="gr29" xml:id="id111" draw:id="id111" draw:layer="layout" svg:width="1.016cm" svg:height="0.152cm" svg:x="8.65cm" svg:y="7.9cm">
          <text:p/>
        </draw:rect>
        <draw:frame draw:style-name="gr30" draw:text-style-name="P7" draw:layer="layout" svg:width="0.261cm" svg:height="0.369cm" svg:x="8.4cm" svg:y="7.781cm">
          <draw:text-box>
            <text:p text:style-name="P21"><text:span text:style-name="T6">3</text:span></text:p>
          </draw:text-box>
        </draw:frame>
        <draw:g>
          <draw:rect draw:style-name="gr29" draw:layer="layout" svg:width="1.016cm" svg:height="0.152cm" svg:x="5.15cm" svg:y="2.402cm">
            <text:p/>
          </draw:rect>
          <draw:frame draw:style-name="gr30" draw:text-style-name="P7" draw:layer="layout" svg:width="0.261cm" svg:height="0.369cm" svg:x="4.889cm" svg:y="2.281cm">
            <draw:text-box>
              <text:p><text:span text:style-name="T6">4</text:span></text:p>
            </draw:text-box>
          </draw:frame>
        </draw:g>
        <draw:g>
          <draw:rect draw:style-name="gr29" draw:layer="layout" svg:width="1.016cm" svg:height="0.152cm" svg:x="8.366cm" svg:y="2.4cm">
            <text:p/>
          </draw:rect>
          <draw:frame draw:style-name="gr30" draw:text-style-name="P7" draw:layer="layout" svg:width="0.261cm" svg:height="0.369cm" svg:x="8.1cm" svg:y="2.3cm">
            <draw:text-box>
              <text:p><text:span text:style-name="T6">5</text:span></text:p>
            </draw:text-box>
          </draw:frame>
        </draw:g>
        <draw:g>
          <draw:rect draw:style-name="gr29" draw:layer="layout" svg:width="1.016cm" svg:height="0.152cm" svg:x="13.962cm" svg:y="2.414cm">
            <text:p/>
          </draw:rect>
          <draw:frame draw:style-name="gr30" draw:text-style-name="P7" draw:layer="layout" svg:width="0.261cm" svg:height="0.369cm" svg:x="13.701cm" svg:y="2.301cm">
            <draw:text-box>
              <text:p><text:span text:style-name="T6">6</text:span></text:p>
            </draw:text-box>
          </draw:frame>
        </draw:g>
        <draw:g>
          <draw:rect draw:style-name="gr29" draw:layer="layout" svg:width="1.016cm" svg:height="0.152cm" svg:x="16.476cm" svg:y="2.412cm">
            <text:p/>
          </draw:rect>
          <draw:frame draw:style-name="gr30" draw:text-style-name="P7" draw:layer="layout" svg:width="0.261cm" svg:height="0.369cm" svg:x="16.202cm" svg:y="2.302cm">
            <draw:text-box>
              <text:p><text:span text:style-name="T6">7</text:span></text:p>
            </draw:text-box>
          </draw:frame>
        </draw:g>
        <draw:g>
          <draw:rect draw:style-name="gr29" draw:layer="layout" svg:width="1.016cm" svg:height="0.152cm" svg:x="16.392cm" svg:y="10.05cm">
            <text:p/>
          </draw:rect>
          <draw:frame draw:style-name="gr30" draw:text-style-name="P7" draw:layer="layout" svg:width="0.261cm" svg:height="0.369cm" svg:x="16.1cm" svg:y="9.931cm">
            <draw:text-box>
              <text:p><text:span text:style-name="T6">0</text:span></text:p>
            </draw:text-box>
          </draw:frame>
        </draw:g>
        <draw:rect draw:style-name="gr5" xml:id="id150" draw:id="id150" draw:layer="layout" svg:width="0.246cm" svg:height="0.254cm" svg:x="5.554cm" svg:y="11cm">
          <text:p/>
        </draw:rect>
        <draw:rect draw:style-name="gr5" xml:id="id148" draw:id="id148" draw:layer="layout" svg:width="0.25cm" svg:height="0.254cm" draw:transform="rotate (1.5707963267946) translate (13cm 7.15cm)">
          <text:p/>
        </draw:rect>
        <draw:rect draw:style-name="gr5" xml:id="id147" draw:id="id147" draw:layer="layout" svg:width="0.25cm" svg:height="0.254cm" draw:transform="rotate (1.5707963267946) translate (13.651cm 7.15cm)">
          <text:p/>
        </draw:rect>
        <draw:rect draw:style-name="gr5" xml:id="id146" draw:id="id146" draw:layer="layout" svg:width="0.3cm" svg:height="0.254cm" svg:x="14.5cm" svg:y="6.5cm">
          <text:p/>
        </draw:rect>
        <draw:rect draw:style-name="gr5" xml:id="id145" draw:id="id145" draw:layer="layout" svg:width="0.3cm" svg:height="0.254cm" svg:x="14.5cm" svg:y="5.75cm">
          <text:p/>
        </draw:rect>
        <draw:rect draw:style-name="gr5" xml:id="id144" draw:id="id144" draw:layer="layout" svg:width="0.3cm" svg:height="0.254cm" svg:x="16.6cm" svg:y="6.5cm">
          <text:p/>
        </draw:rect>
        <draw:rect draw:style-name="gr5" xml:id="id143" draw:id="id143" draw:layer="layout" svg:width="0.3cm" svg:height="0.254cm" svg:x="16.6cm" svg:y="5.75cm">
          <text:p/>
        </draw:rect>
        <draw:rect draw:style-name="gr5" xml:id="id140" draw:id="id140" draw:layer="layout" svg:width="0.3cm" svg:height="0.254cm" svg:x="15.7cm" svg:y="6.5cm">
          <text:p/>
        </draw:rect>
        <draw:rect draw:style-name="gr5" xml:id="id139" draw:id="id139" draw:layer="layout" svg:width="0.3cm" svg:height="0.254cm" svg:x="15.7cm" svg:y="5.75cm">
          <text:p/>
        </draw:rect>
        <draw:rect draw:style-name="gr5" xml:id="id142" draw:id="id142" draw:layer="layout" svg:width="0.3cm" svg:height="0.254cm" svg:x="16.9cm" svg:y="6.5cm">
          <text:p/>
        </draw:rect>
        <draw:rect draw:style-name="gr5" xml:id="id141" draw:id="id141" draw:layer="layout" svg:width="0.3cm" svg:height="0.254cm" svg:x="16.9cm" svg:y="5.75cm">
          <text:p/>
        </draw:rect>
        <draw:rect draw:style-name="gr5" xml:id="id149" draw:id="id149" draw:layer="layout" svg:width="0.246cm" svg:height="0.254cm" svg:x="11.854cm" svg:y="7.233cm">
          <text:p/>
        </draw:rect>
        <draw:rect draw:style-name="gr5" xml:id="id138" draw:id="id138" draw:layer="layout" svg:width="0.3cm" svg:height="0.254cm" svg:x="16cm" svg:y="6.5cm">
          <text:p/>
        </draw:rect>
        <draw:rect draw:style-name="gr5" xml:id="id137" draw:id="id137" draw:layer="layout" svg:width="0.3cm" svg:height="0.254cm" svg:x="16cm" svg:y="5.75cm">
          <text:p/>
        </draw:rect>
        <draw:rect draw:style-name="gr5" xml:id="id135" draw:id="id135" draw:layer="layout" svg:width="0.3cm" svg:height="0.254cm" svg:x="14.7cm" svg:y="3.746cm">
          <text:p/>
        </draw:rect>
        <draw:rect draw:style-name="gr5" xml:id="id136" draw:id="id136" draw:layer="layout" svg:width="0.3cm" svg:height="0.254cm" svg:x="14.7cm" svg:y="5cm">
          <text:p/>
        </draw:rect>
        <draw:rect draw:style-name="gr5" xml:id="id126" draw:id="id126" draw:layer="layout" svg:width="0.3cm" svg:height="0.254cm" svg:x="11.5cm" svg:y="5cm">
          <text:p/>
        </draw:rect>
        <draw:rect draw:style-name="gr5" xml:id="id120" draw:id="id120" draw:layer="layout" svg:width="0.3cm" svg:height="0.254cm" svg:x="10.65cm" svg:y="4.984cm">
          <text:p/>
        </draw:rect>
        <draw:rect draw:style-name="gr5" xml:id="id133" draw:id="id133" draw:layer="layout" svg:width="0.3cm" svg:height="0.254cm" svg:x="11.8cm" svg:y="5cm">
          <text:p/>
        </draw:rect>
        <draw:rect draw:style-name="gr5" xml:id="id129" draw:id="id129" draw:layer="layout" svg:width="0.3cm" svg:height="0.254cm" svg:x="12.85cm" svg:y="4.984cm">
          <text:p/>
        </draw:rect>
        <draw:rect draw:style-name="gr5" xml:id="id131" draw:id="id131" draw:layer="layout" svg:width="0.3cm" svg:height="0.254cm" svg:x="13.15cm" svg:y="4.984cm">
          <text:p/>
        </draw:rect>
        <draw:rect draw:style-name="gr5" xml:id="id130" draw:id="id130" draw:layer="layout" svg:width="0.3cm" svg:height="0.254cm" svg:x="12.85cm" svg:y="3.734cm">
          <text:p/>
        </draw:rect>
        <draw:rect draw:style-name="gr5" xml:id="id132" draw:id="id132" draw:layer="layout" svg:width="0.3cm" svg:height="0.254cm" svg:x="13.15cm" svg:y="3.734cm">
          <text:p/>
        </draw:rect>
        <draw:rect draw:style-name="gr5" xml:id="id125" draw:id="id125" draw:layer="layout" svg:width="0.3cm" svg:height="0.254cm" svg:x="11.5cm" svg:y="3.734cm">
          <text:p/>
        </draw:rect>
        <draw:rect draw:style-name="gr5" xml:id="id134" draw:id="id134" draw:layer="layout" svg:width="0.3cm" svg:height="0.254cm" svg:x="11.8cm" svg:y="3.734cm">
          <text:p/>
        </draw:rect>
        <draw:rect draw:style-name="gr5" xml:id="id119" draw:id="id119" draw:layer="layout" svg:width="0.3cm" svg:height="0.254cm" svg:x="10.65cm" svg:y="3.734cm">
          <text:p/>
        </draw:rect>
        <draw:rect draw:style-name="gr5" xml:id="id124" draw:id="id124" draw:layer="layout" svg:width="0.3cm" svg:height="0.254cm" svg:x="15.3cm" svg:y="5cm">
          <text:p/>
        </draw:rect>
        <draw:rect draw:style-name="gr5" xml:id="id123" draw:id="id123" draw:layer="layout" svg:width="0.3cm" svg:height="0.254cm" svg:x="15.3cm" svg:y="3.75cm">
          <text:p/>
        </draw:rect>
        <draw:rect draw:style-name="gr5" xml:id="id122" draw:id="id122" draw:layer="layout" svg:width="0.3cm" svg:height="0.254cm" svg:x="15.6cm" svg:y="5cm">
          <text:p/>
        </draw:rect>
        <draw:rect draw:style-name="gr5" xml:id="id121" draw:id="id121" draw:layer="layout" svg:width="0.3cm" svg:height="0.254cm" svg:x="15.6cm" svg:y="3.75cm">
          <text:p/>
        </draw:rect>
        <draw:rect draw:style-name="gr5" xml:id="id115" draw:id="id115" draw:layer="layout" svg:width="0.3cm" svg:height="0.254cm" svg:x="16.7cm" svg:y="3.746cm">
          <text:p/>
        </draw:rect>
        <draw:rect draw:style-name="gr5" xml:id="id116" draw:id="id116" draw:layer="layout" svg:width="0.3cm" svg:height="0.254cm" svg:x="16.7cm" svg:y="5cm">
          <text:p/>
        </draw:rect>
        <draw:rect draw:style-name="gr5" xml:id="id117" draw:id="id117" draw:layer="layout" svg:width="0.3cm" svg:height="0.254cm" svg:x="17cm" svg:y="3.746cm">
          <text:p/>
        </draw:rect>
        <draw:rect draw:style-name="gr5" xml:id="id118" draw:id="id118" draw:layer="layout" svg:width="0.3cm" svg:height="0.254cm" svg:x="17cm" svg:y="5cm">
          <text:p/>
        </draw:rect>
        <draw:connector draw:style-name="gr53" draw:layer="layout" svg:x1="18.65cm" svg:y1="8.925cm" svg:x2="18.304cm" svg:y2="8.925cm" draw:start-shape="id193" draw:start-glue-point="0" draw:end-shape="id194" draw:end-glue-point="2" svg:d="M18650 8925h-346">
          <text:p/>
        </draw:connector>
        <draw:rect draw:style-name="gr4" draw:layer="layout" svg:width="0.9cm" svg:height="1.45cm" svg:x="18.65cm" svg:y="8.15cm">
          <text:p/>
        </draw:rect>
        <draw:frame draw:style-name="gr77" draw:text-style-name="P16" draw:layer="layout" svg:width="0.942cm" svg:height="0.538cm" svg:x="18.614cm" svg:y="8.162cm">
          <draw:text-box>
            <text:p text:style-name="P16"><text:span text:style-name="T16">CAM</text:span></text:p>
          </draw:text-box>
        </draw:frame>
        <draw:rect draw:style-name="gr5" xml:id="id193" draw:id="id193" draw:layer="layout" svg:width="0.25cm" svg:height="0.254cm" draw:transform="rotate (1.5707963267946) translate (18.65cm 9.05cm)">
          <text:p/>
        </draw:rect>
        <draw:rect draw:style-name="gr5" xml:id="id195" draw:id="id195" draw:layer="layout" svg:width="0.25cm" svg:height="0.254cm" draw:transform="rotate (1.5707963267946) translate (18.65cm 9.314cm)">
          <text:p/>
        </draw:rect>
        <draw:connector draw:style-name="gr55" draw:layer="layout" svg:x1="18.65cm" svg:y1="9.189cm" svg:x2="18.304cm" svg:y2="9.189cm" draw:start-shape="id195" draw:start-glue-point="0" draw:end-shape="id196" draw:end-glue-point="2" svg:d="M18650 9189h-346">
          <text:p/>
        </draw:connector>
        <draw:rect draw:style-name="gr61" draw:layer="layout" svg:width="2.1cm" svg:height="1.1cm" svg:x="16.2cm" svg:y="8.5cm">
          <text:p/>
        </draw:rect>
        <draw:rect draw:style-name="gr5" xml:id="id96" draw:id="id96" draw:layer="layout" svg:width="0.5cm" svg:height="0.25cm" svg:x="17.38cm" svg:y="9.35cm">
          <text:p/>
        </draw:rect>
        <draw:rect draw:style-name="gr5" xml:id="id191" draw:id="id191" draw:layer="layout" svg:width="0.5cm" svg:height="0.25cm" svg:x="16.65cm" svg:y="9.35cm">
          <text:p/>
        </draw:rect>
        <draw:rect draw:style-name="gr5" xml:id="id194" draw:id="id194" draw:layer="layout" svg:width="0.25cm" svg:height="0.254cm" draw:transform="rotate (1.5707963267946) translate (18.05cm 9.05cm)">
          <text:p/>
        </draw:rect>
        <draw:rect draw:style-name="gr5" xml:id="id192" draw:id="id192" draw:layer="layout" svg:width="0.25cm" svg:height="0.254cm" draw:transform="rotate (1.5707963267946) translate (16.197cm 9.138cm)">
          <text:p/>
        </draw:rect>
        <draw:rect draw:style-name="gr5" xml:id="id102" draw:id="id102" draw:layer="layout" svg:width="0.25cm" svg:height="0.254cm" draw:transform="rotate (1.5707963267946) translate (16.197cm 9.375cm)">
          <text:p/>
        </draw:rect>
        <draw:rect draw:style-name="gr5" xml:id="id196" draw:id="id196" draw:layer="layout" svg:width="0.25cm" svg:height="0.254cm" draw:transform="rotate (1.5707963267946) translate (18.05cm 9.314cm)">
          <text:p/>
        </draw:rect>
        <draw:frame draw:style-name="gr78" draw:text-style-name="P22" draw:layer="layout" svg:width="1.6cm" svg:height="0.8cm" svg:x="16.45cm" svg:y="8.55cm">
          <draw:text-box>
            <text:p text:style-name="P22"><text:span text:style-name="T16">ARS</text:span></text:p>
          </draw:text-box>
        </draw:frame>
        <draw:rect draw:style-name="gr5" xml:id="id113" draw:id="id113" draw:layer="layout" svg:width="0.502cm" svg:height="0.254cm" svg:x="15.298cm" svg:y="7.246cm">
          <text:p/>
        </draw:rect>
        <draw:rect draw:style-name="gr5" xml:id="id104" draw:id="id104" draw:layer="layout" svg:width="0.3cm" svg:height="0.254cm" svg:x="9.1cm" svg:y="6.5cm">
          <text:p/>
        </draw:rect>
        <draw:rect draw:style-name="gr4" draw:layer="layout" svg:width="1.405cm" svg:height="1.052cm" svg:x="6.85cm" svg:y="8.133cm">
          <text:p/>
        </draw:rect>
        <draw:frame draw:style-name="gr79" draw:text-style-name="P16" draw:layer="layout" svg:width="1.405cm" svg:height="0.718cm" svg:x="6.85cm" svg:y="8.432cm">
          <draw:text-box>
            <text:p text:style-name="P16">CAM</text:p>
          </draw:text-box>
        </draw:frame>
        <draw:rect draw:style-name="gr5" xml:id="id106" draw:id="id106" draw:layer="layout" svg:width="0.25cm" svg:height="0.254cm" draw:transform="rotate (1.5707963267946) translate (7.602cm 8.4cm)">
          <text:p/>
        </draw:rect>
        <draw:rect draw:style-name="gr5" xml:id="id108" draw:id="id108" draw:layer="layout" svg:width="0.25cm" svg:height="0.254cm" draw:transform="rotate (1.5707963267946) translate (7.855cm 8.4cm)">
          <text:p/>
        </draw:rect>
        <draw:rect draw:style-name="gr5" xml:id="id103" draw:id="id103" draw:layer="layout" svg:width="0.3cm" svg:height="0.254cm" svg:x="9.1cm" svg:y="3.746cm">
          <text:p/>
        </draw:rect>
        <draw:connector draw:style-name="gr12" draw:layer="layout" svg:x1="7.65cm" svg:y1="3.988cm" svg:x2="7.65cm" svg:y2="6.5cm" draw:start-shape="id197" draw:start-glue-point="2" draw:end-shape="id198" draw:end-glue-point="0" svg:d="M7650 3988v2512">
          <text:p/>
        </draw:connector>
        <draw:connector draw:style-name="gr53" draw:layer="layout" svg:x1="7.95cm" svg:y1="6.5cm" svg:x2="7.95cm" svg:y2="3.988cm" draw:start-shape="id199" draw:start-glue-point="0" draw:end-shape="id200" draw:end-glue-point="2" svg:d="M7950 6500v-2512">
          <text:p/>
        </draw:connector>
        <draw:rect draw:style-name="gr5" xml:id="id198" draw:id="id198" draw:layer="layout" svg:width="0.3cm" svg:height="0.254cm" svg:x="7.5cm" svg:y="6.5cm">
          <text:p/>
        </draw:rect>
        <draw:rect draw:style-name="gr5" xml:id="id199" draw:id="id199" draw:layer="layout" svg:width="0.3cm" svg:height="0.254cm" svg:x="7.8cm" svg:y="6.5cm">
          <text:p/>
        </draw:rect>
        <draw:rect draw:style-name="gr5" xml:id="id197" draw:id="id197" draw:layer="layout" svg:width="0.3cm" svg:height="0.254cm" svg:x="7.5cm" svg:y="3.734cm">
          <text:p/>
        </draw:rect>
        <draw:rect draw:style-name="gr5" xml:id="id200" draw:id="id200" draw:layer="layout" svg:width="0.3cm" svg:height="0.254cm" svg:x="7.8cm" svg:y="3.734cm">
          <text:p/>
        </draw:rect>
        <draw:connector draw:style-name="gr12" draw:layer="layout" svg:x1="6.95cm" svg:y1="3.988cm" svg:x2="6.95cm" svg:y2="6.5cm" draw:start-shape="id201" draw:start-glue-point="2" draw:end-shape="id202" draw:end-glue-point="0" svg:d="M6950 3988v2512">
          <text:p/>
        </draw:connector>
        <draw:connector draw:style-name="gr53" draw:layer="layout" svg:x1="7.25cm" svg:y1="6.5cm" svg:x2="7.25cm" svg:y2="3.988cm" draw:start-shape="id203" draw:start-glue-point="0" draw:end-shape="id204" draw:end-glue-point="2" svg:d="M7250 6500v-2512">
          <text:p/>
        </draw:connector>
        <draw:rect draw:style-name="gr5" xml:id="id202" draw:id="id202" draw:layer="layout" svg:width="0.3cm" svg:height="0.254cm" svg:x="6.8cm" svg:y="6.5cm">
          <text:p/>
        </draw:rect>
        <draw:rect draw:style-name="gr5" xml:id="id203" draw:id="id203" draw:layer="layout" svg:width="0.3cm" svg:height="0.254cm" svg:x="7.1cm" svg:y="6.5cm">
          <text:p/>
        </draw:rect>
        <draw:rect draw:style-name="gr5" xml:id="id201" draw:id="id201" draw:layer="layout" svg:width="0.3cm" svg:height="0.254cm" svg:x="6.8cm" svg:y="3.734cm">
          <text:p/>
        </draw:rect>
        <draw:rect draw:style-name="gr5" xml:id="id204" draw:id="id204" draw:layer="layout" svg:width="0.3cm" svg:height="0.254cm" svg:x="7.1cm" svg:y="3.734cm">
          <text:p/>
        </draw:rect>
        <draw:rect draw:style-name="gr5" xml:id="id100" draw:id="id100" draw:layer="layout" svg:width="0.25cm" svg:height="0.254cm" draw:transform="rotate (1.5707963267946) translate (7.003cm 7.5cm)">
          <text:p/>
        </draw:rect>
        <draw:rect draw:style-name="gr5" xml:id="id98" draw:id="id98" draw:layer="layout" svg:width="0.25cm" svg:height="0.254cm" draw:transform="rotate (1.5707963267946) translate (7.251cm 7.5cm)">
          <text:p/>
        </draw:rect>
        <draw:rect draw:style-name="gr5" xml:id="id101" draw:id="id101" draw:layer="layout" svg:width="0.25cm" svg:height="0.254cm" draw:transform="rotate (1.5707963267946) translate (7.003cm 8.4cm)">
          <text:p/>
        </draw:rect>
        <draw:rect draw:style-name="gr5" xml:id="id99" draw:id="id99" draw:layer="layout" svg:width="0.25cm" svg:height="0.254cm" draw:transform="rotate (1.5707963267946) translate (7.256cm 8.4cm)">
          <text:p/>
        </draw:rect>
        <draw:frame draw:style-name="gr80" draw:text-style-name="P23" draw:layer="layout" svg:width="1.505cm" svg:height="0.33cm" draw:transform="rotate (1.5707963267946) translate (8.519cm 6.104cm)">
          <draw:text-box>
            <text:p text:style-name="P16"><text:span text:style-name="T17">SndDataReq</text:span></text:p>
          </draw:text-box>
        </draw:frame>
        <draw:connector draw:style-name="gr55" draw:layer="layout" svg:x1="8.35cm" svg:y1="4cm" svg:x2="8.35cm" svg:y2="6.5cm" draw:start-shape="id205" draw:start-glue-point="2" draw:end-shape="id206" draw:end-glue-point="0" svg:d="M8350 4000v2500">
          <text:p/>
        </draw:connector>
        <draw:rect draw:style-name="gr5" xml:id="id206" draw:id="id206" draw:layer="layout" svg:width="0.3cm" svg:height="0.254cm" svg:x="8.2cm" svg:y="6.5cm">
          <text:p/>
        </draw:rect>
        <draw:rect draw:style-name="gr5" xml:id="id205" draw:id="id205" draw:layer="layout" svg:width="0.3cm" svg:height="0.254cm" svg:x="8.2cm" svg:y="3.746cm">
          <text:p/>
        </draw:rect>
        <draw:frame draw:style-name="gr13" draw:text-style-name="P24" draw:layer="layout" svg:width="1.493cm" svg:height="0.33cm" draw:transform="rotate (1.5707963267946) translate (8.019cm 6.098cm)">
          <draw:text-box>
            <text:p text:style-name="P16"><text:span text:style-name="T18">RcvDataReq</text:span></text:p>
          </draw:text-box>
        </draw:frame>
        <draw:frame draw:style-name="gr81" draw:text-style-name="P24" draw:layer="layout" svg:width="1.395cm" svg:height="0.33cm" draw:transform="rotate (1.5707963267946) translate (7.619cm 6.049cm)">
          <draw:text-box>
            <text:p text:style-name="P16"><text:span text:style-name="T18">LsnPortReq</text:span></text:p>
          </draw:text-box>
        </draw:frame>
        <draw:frame draw:style-name="gr82" draw:text-style-name="P24" draw:layer="layout" svg:width="1.598cm" svg:height="0.33cm" draw:transform="rotate (1.5707963267946) translate (6.919cm 6.15cm)">
          <draw:text-box>
            <text:p text:style-name="P16"><text:span text:style-name="T18">OpnConnReq</text:span></text:p>
          </draw:text-box>
        </draw:frame>
        <draw:connector draw:style-name="gr12" draw:layer="layout" svg:x1="6.25cm" svg:y1="3.988cm" svg:x2="6.25cm" svg:y2="6.5cm" draw:start-shape="id207" draw:start-glue-point="2" draw:end-shape="id208" draw:end-glue-point="0" svg:d="M6250 3988v2512">
          <text:p/>
        </draw:connector>
        <draw:connector draw:style-name="gr53" draw:layer="layout" svg:x1="6.55cm" svg:y1="6.5cm" svg:x2="6.55cm" svg:y2="3.988cm" draw:start-shape="id209" draw:start-glue-point="0" draw:end-shape="id210" draw:end-glue-point="2" svg:d="M6550 6500v-2512">
          <text:p/>
        </draw:connector>
        <draw:rect draw:style-name="gr5" xml:id="id208" draw:id="id208" draw:layer="layout" svg:width="0.3cm" svg:height="0.254cm" svg:x="6.1cm" svg:y="6.5cm">
          <text:p/>
        </draw:rect>
        <draw:rect draw:style-name="gr5" xml:id="id209" draw:id="id209" draw:layer="layout" svg:width="0.3cm" svg:height="0.254cm" svg:x="6.4cm" svg:y="6.5cm">
          <text:p/>
        </draw:rect>
        <draw:rect draw:style-name="gr5" xml:id="id207" draw:id="id207" draw:layer="layout" svg:width="0.3cm" svg:height="0.254cm" svg:x="6.1cm" svg:y="3.734cm">
          <text:p/>
        </draw:rect>
        <draw:rect draw:style-name="gr5" xml:id="id210" draw:id="id210" draw:layer="layout" svg:width="0.3cm" svg:height="0.254cm" svg:x="6.4cm" svg:y="3.734cm">
          <text:p/>
        </draw:rect>
        <draw:frame draw:style-name="gr13" draw:text-style-name="P24" draw:layer="layout" svg:width="1.493cm" svg:height="0.33cm" draw:transform="rotate (1.5707963267946) translate (6.219cm 6.15cm)">
          <draw:text-box>
            <text:p text:style-name="P16"><text:span text:style-name="T18">ClsConnReq</text:span></text:p>
          </draw:text-box>
        </draw:frame>
        <draw:rect draw:style-name="gr47" draw:text-style-name="P4" draw:layer="layout" svg:width="18.25cm" svg:height="11.65cm" svg:x="1.75cm" svg:y="1.65cm">
          <text:p/>
        </draw:rect>
        <draw:g>
          <draw:rect draw:style-name="gr32" draw:text-style-name="P8" draw:layer="layout" svg:width="1.75cm" svg:height="3.8cm" svg:x="17.85cm" svg:y="2.95cm">
            <text:p text:style-name="P8"><text:span text:style-name="T7">Legend</text:span><text:span text:style-name="T5">:</text:span></text:p>
            <text:p text:style-name="P9"><text:span text:style-name="T8"><text:s text:c="3"/></text:span><text:span text:style-name="T6"><text:s text:c="3"/></text:span></text:p>
            <text:p text:style-name="P9"><text:span text:style-name="T6"><text:s text:c="6"/></text:span><text:span text:style-name="T6">User-IP</text:span></text:p>
            <text:p text:style-name="P9"><text:span text:style-name="T6"><text:s text:c="6"/></text:span><text:span text:style-name="T6">(HLS)</text:span></text:p>
            <text:p text:style-name="P9"><text:span text:style-name="T6"/></text:p>
            <text:p text:style-name="P9"><text:span text:style-name="T6"><text:s text:c="6"/></text:span><text:span text:style-name="T6">Xilinx-IP</text:span><text:span text:style-name="T6"><text:line-break/></text:span><text:span text:style-name="T6"> <text:s text:c="5"/>catalog</text:span></text:p>
            <text:p text:style-name="P9"><text:span text:style-name="T6"/></text:p>
            <text:p text:style-name="P9"><text:span text:style-name="T6"><text:s text:c="6"/></text:span><text:span text:style-name="T6">HDL</text:span></text:p>
            <text:p text:style-name="P9"><text:span text:style-name="T6"><text:s text:c="6"/></text:span><text:span text:style-name="T6">code</text:span></text:p>
          </draw:rect>
          <draw:rect draw:style-name="gr5" draw:layer="layout" svg:width="0.211cm" svg:height="0.635cm" svg:x="18.037cm" svg:y="3.825cm">
            <text:p/>
          </draw:rect>
          <draw:rect draw:style-name="gr29" draw:layer="layout" svg:width="0.211cm" svg:height="0.635cm" svg:x="18.037cm" svg:y="4.722cm">
            <text:p/>
          </draw:rect>
          <draw:rect draw:style-name="gr33" draw:layer="layout" svg:width="0.211cm" svg:height="0.635cm" svg:x="18.037cm" svg:y="5.725cm">
            <text:p/>
          </draw:rect>
        </draw:g>
        <draw:frame draw:style-name="gr83" draw:text-style-name="P24" draw:layer="layout" svg:width="0.75cm" svg:height="0.33cm" svg:x="15.05cm" svg:y="8.7cm">
          <draw:text-box>
            <text:p text:style-name="P16"><text:span text:style-name="T18">Req</text:span></text:p>
          </draw:text-box>
        </draw:frame>
        <draw:rect draw:style-name="gr5" draw:layer="layout" svg:width="0.25cm" svg:height="0.254cm" draw:transform="rotate (1.5707963267946) translate (14.721cm 9.139cm)">
          <text:p/>
        </draw:rect>
        <draw:rect draw:style-name="gr5" draw:layer="layout" svg:width="0.25cm" svg:height="0.254cm" draw:transform="rotate (1.5707963267946) translate (14.721cm 9.376cm)">
          <text:p/>
        </draw:rect>
        <draw:frame draw:style-name="gr84" draw:text-style-name="P25" draw:layer="layout" svg:width="0.846cm" svg:height="0.33cm" svg:x="14.7cm" svg:y="7.92cm">
          <draw:text-box>
            <text:p text:style-name="P16"><text:span text:style-name="T1">MAC@</text:span></text:p>
          </draw:text-box>
        </draw:frame>
        <draw:line draw:style-name="gr85" draw:layer="layout" svg:x1="14.65cm" svg:y1="8.25cm" svg:x2="16cm" svg:y2="8.25cm">
          <text:p/>
        </draw:line>
        <draw:frame draw:style-name="gr86" draw:text-style-name="P25" draw:layer="layout" svg:width="0.846cm" svg:height="0.35cm" svg:x="10.654cm" svg:y="2.45cm">
          <draw:text-box>
            <text:p text:style-name="P16"><text:span text:style-name="T1">MAC@</text:span></text:p>
          </draw:text-box>
        </draw:frame>
        <draw:line draw:style-name="gr87" draw:layer="layout" svg:x1="1.25cm" svg:y1="12.85cm" svg:x2="18.95cm" svg:y2="2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3DT16H28M59S</meta:editing-duration>
    <meta:editing-cycles>146</meta:editing-cycles>
    <meta:generator>OpenOffice/4.1.6$Unix OpenOffice.org_project/416m1$Build-9790</meta:generator>
    <dc:date>2020-05-11T17:26:53</dc:date>
    <dc:creator>Francois Abel</dc:creator>
    <meta:printed-by>Francois Abel</meta:printed-by>
    <meta:print-date>2018-01-29T17:34:31.89</meta:print-date>
    <meta:document-statistic meta:object-count="508"/>
  </office:meta>
</office:document-meta>
</file>